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font-face-decls/>
  <office:automatic-styles/>
  <office:body>
    <office:text>
      <text:p text:style-name="rststyle-title">We want you in the Jornadas Regionales de Software Libre!</text:p>
      <text:p text:style-name="rststyle-textbody">Dear MadDog</text:p>
      <text:p text:style-name="rststyle-textbody">This year our SLUG accepts the responsibility of organizing the most important
Libre Software event the region.</text:p>
      <text:p text:style-name="rststyle-textbody">We want to count on the presence of one of the most active and recognized
libre software advocate as a guest speaker. So we invite you to participate
again in this event.</text:p>
      <text:p text:style-name="rststyle-textbody">Your presence will be very well received and very significant support for the
event and its organization.</text:p>
      <text:p text:style-name="rststyle-textbody">We look forward to your response. Please send us any questions or concerns if
you have.</text:p>
      <text:p text:style-name="rststyle-textbody">We also add some information about us and about the event.</text:p>
      <text:section text:name="Section1" text:style-name="Sect1">
        <text:h text:outline-level="1" text:style-name="rststyle-heading1">About us</text:h>
        <text:p text:style-name="rststyle-textbody">SaltaLUG has 15 permanent members, 20 volunteers and support of Libre
Software  community of the surrounding regions.</text:p>
        <text:p text:style-name="rststyle-textbody">We are a group of friends and co-workers, an open community that has a very
informal organization with a democratic functioning.</text:p>
        <text:p text:style-name="rststyle-textbody"><text:span text:style-name="rststyle-strong">Our main activities are:</text:span></text:p>
        <text:list text:style-name="rststyle-bulletlist">
          <text:list-item>
            <text:list>
              <text:list-item>
                <text:p text:style-name="rststyle-bulletitem">Translation of documentation into Spanish</text:p>
              </text:list-item>
            </text:list>
          </text:list-item>
          <text:list-item>
            <text:list>
              <text:list-item>
                <text:p text:style-name="rststyle-bulletitem">Regularly scheduled formal meetings</text:p>
              </text:list-item>
            </text:list>
          </text:list-item>
          <text:list-item>
            <text:list>
              <text:list-item>
                <text:p text:style-name="rststyle-bulletitem">Participate in development projects</text:p>
              </text:list-item>
            </text:list>
          </text:list-item>
          <text:list-item>
            <text:list>
              <text:list-item>
                <text:p text:style-name="rststyle-bulletitem">Organization of events to publicize and promote</text:p>
              </text:list-item>
            </text:list>
          </text:list-item>
          <text:list-item>
            <text:list>
              <text:list-item>
                <text:p text:style-name="rststyle-bulletitem">Organization of courses and workshops</text:p>
              </text:list-item>
            </text:list>
          </text:list-item>
          <text:list-item>
            <text:list>
              <text:list-item>
                <text:p text:style-name="rststyle-bulletitem">Meetings recreation (soccer matches and barbecues)</text:p>
              </text:list-item>
            </text:list>
          </text:list-item>
        </text:list>
      </text:section>
      <text:section text:name="Section2" text:style-name="Sect1">
        <text:h text:outline-level="1" text:style-name="rststyle-heading1">About the event</text:h>
        <text:p text:style-name="rststyle-textbody">The Jornadas Regionales de Software Libre are a regional, international and
roaming event. Different members of the community work together to integrate
projects, new ideas and bring freedom to more people.</text:p>
        <text:p text:style-name="rststyle-textbody">This will be the eleventh edition of the event, which has been developed in
Argentina, Uruguay and Chile. In this occasion we count with the campus of
Universidad Nacional de Salta to host the event on 27, 28 and 29 of October
2011.</text:p>
        <text:section text:name="Section3" text:style-name="Sect2">
          <text:h text:outline-level="2" text:style-name="rststyle-heading2">Relevance</text:h>
          <text:p text:style-name="rststyle-textbody">It is one of the most important events of Libre Software in the Southern Cone.
Meet key stakeholders of the community with youth leaders and future members.
It attracts between 2000 and 4000 people interested in adoption or promotion
of libre technologies each year.</text:p>
        </text:section>
        <text:section text:name="Section4" text:style-name="Sect2">
          <text:h text:outline-level="2" text:style-name="rststyle-heading2">Difussion</text:h>
          <text:p text:style-name="rststyle-textbody">We are committed in bringing Libre Software to as many people as we can. For
this pourpose we will publicize and diffuse this event the best way possible.</text:p>
          <text:list text:style-name="rststyle-blockquote-bulletlist">
            <text:list-item>
              <text:p text:style-name="rststyle-blockquote-bulletitem">Our event counts on the support of the UNCI network which brings it to
stundents and professionals of 33 National Universities.</text:p>
            </text:list-item>
            <text:list-item>
              <text:p text:style-name="rststyle-blockquote-bulletitem">We will have media support from TV, radio and print advertising and
broadcast.</text:p>
            </text:list-item>
            <text:list-item>
              <text:p text:style-name="rststyle-blockquote-bulletitem">It will be widely spread through all digital media at our disposition: web
pages, mailing lists, personal blogs, so on.</text:p>
            </text:list-item>
          </text:list>
        </text:section>
      </text:section>
    </office:text>
  </office:body>
</office:document-content>
</file>

<file path=styles.xml><?xml version="1.0" encoding="utf-8"?>
<ns0:document-styles xmlns:ns0="urn:oasis:names:tc:opendocument:xmlns:office:1.0" xmlns:ns1="http://www.w3.org/2003/g/data-view#" ns1:transformation="http://docs.oasis-open.org/office/1.2/xslt/odf2rdf.xsl" ns0:version="1.2">
  <ns0:font-face-decls>
    <ns2:font-face xmlns:ns2="urn:oasis:names:tc:opendocument:xmlns:style:1.0" xmlns:ns3="urn:oasis:names:tc:opendocument:xmlns:svg-compatible:1.0" ns2:font-charset="x-symbol" ns2:name="StarSymbol" ns3:font-family="StarSymbol"/>
    <ns2:font-face xmlns:ns2="urn:oasis:names:tc:opendocument:xmlns:style:1.0" xmlns:ns3="urn:oasis:names:tc:opendocument:xmlns:svg-compatible:1.0" ns2:font-family-generic="modern" ns2:font-pitch="fixed" ns2:name="Nimbus Mono L" ns3:font-family="'Nimbus Mono L'"/>
    <ns2:font-face xmlns:ns2="urn:oasis:names:tc:opendocument:xmlns:style:1.0" xmlns:ns3="urn:oasis:names:tc:opendocument:xmlns:svg-compatible:1.0" ns2:font-pitch="variable" ns2:name="DejaVu Sans" ns3:font-family="'DejaVu Sans'"/>
    <ns2:font-face xmlns:ns2="urn:oasis:names:tc:opendocument:xmlns:style:1.0" xmlns:ns3="urn:oasis:names:tc:opendocument:xmlns:svg-compatible:1.0" ns2:font-family-generic="roman" ns2:font-pitch="variable" ns2:name="Nimbus Roman No9 L" ns3:font-family="'Nimbus Roman No9 L'"/>
    <ns2:font-face xmlns:ns2="urn:oasis:names:tc:opendocument:xmlns:style:1.0" xmlns:ns3="urn:oasis:names:tc:opendocument:xmlns:svg-compatible:1.0" ns2:font-family-generic="swiss" ns2:font-pitch="variable" ns2:name="Nimbus Sans L" ns3:font-family="'Nimbus Sans L'"/>
  </ns0:font-face-decls>
  <ns0:styles>
    <ns2:default-style xmlns:ns2="urn:oasis:names:tc:opendocument:xmlns:style:1.0" ns2:family="graphic">
      <ns2:graphic-properties xmlns:ns3="urn:oasis:names:tc:opendocument:xmlns:drawing:1.0" ns3:end-line-spacing-horizontal="0.1114in" ns3:end-line-spacing-vertical="0.1114in" ns3:shadow-offset-x="0.1181in" ns3:shadow-offset-y="0.1181in" ns3:start-line-spacing-horizontal="0.1114in" ns3:start-line-spacing-vertical="0.1114in" ns2:flow-with-text="false"/>
      <ns2:paragraph-properties ns2:font-independent-line-spacing="false" ns2:line-break="strict" ns2:text-autospace="ideograph-alpha" ns2:writing-mode="lr-tb">
        <ns2:tab-stops/>
      </ns2:paragraph-properties>
      <ns2:text-properties xmlns:ns3="urn:oasis:names:tc:opendocument:xmlns:xsl-fo-compatible:1.0" ns2:country-asian="US" ns2:country-complex="US" ns2:font-size-asian="12pt" ns2:font-size-complex="12pt" ns2:language-asian="en" ns2:language-complex="en" ns2:use-window-font-color="true" ns3:country="US" ns3:font-size="12pt" ns3:language="en"/>
    </ns2:default-style>
    <ns2:default-style xmlns:ns2="urn:oasis:names:tc:opendocument:xmlns:style:1.0" ns2:family="paragraph">
      <ns2:paragraph-properties xmlns:ns3="urn:oasis:names:tc:opendocument:xmlns:xsl-fo-compatible:1.0" ns2:line-break="strict" ns2:punctuation-wrap="hanging" ns2:tab-stop-distance="0.4925in" ns2:text-autospace="ideograph-alpha" ns2:writing-mode="lr-tb" ns3:hyphenation-ladder-count="no-limit"/>
      <ns2:text-properties xmlns:ns3="urn:oasis:names:tc:opendocument:xmlns:xsl-fo-compatible:1.0" ns2:country-asian="US" ns2:country-complex="US" ns2:font-name="Nimbus Roman No9 L" ns2:font-name-asian="DejaVu Sans" ns2:font-name-complex="DejaVu Sans" ns2:font-size-asian="12pt" ns2:font-size-complex="12pt" ns2:language-asian="en" ns2:language-complex="en" ns2:use-window-font-color="true" ns3:country="US" ns3:font-size="12pt" ns3:hyphenate="false" ns3:hyphenation-push-char-count="2" ns3:hyphenation-remain-char-count="2" ns3:language="en"/>
    </ns2:default-style>
    <ns2:default-style xmlns:ns2="urn:oasis:names:tc:opendocument:xmlns:style:1.0" ns2:family="table">
      <ns2:table-properties xmlns:ns3="urn:oasis:names:tc:opendocument:xmlns:table:1.0" ns3:border-model="collapsing"/>
    </ns2:default-style>
    <ns2:default-style xmlns:ns2="urn:oasis:names:tc:opendocument:xmlns:style:1.0" ns2:family="table-row">
      <ns2:table-row-properties xmlns:ns3="urn:oasis:names:tc:opendocument:xmlns:xsl-fo-compatible:1.0" ns3:keep-together="auto"/>
    </ns2:default-style>
    <ns2:style xmlns:ns2="urn:oasis:names:tc:opendocument:xmlns:style:1.0" ns2:class="text" ns2:family="paragraph" ns2:name="Standard"/>
    <ns2:style xmlns:ns2="urn:oasis:names:tc:opendocument:xmlns:style:1.0" ns2:class="text" ns2:display-name="Text body" ns2:family="paragraph" ns2:name="Text_20_body" ns2:parent-style-name="Standard">
      <ns2:paragraph-properties xmlns:ns3="urn:oasis:names:tc:opendocument:xmlns:xsl-fo-compatible:1.0" ns3:margin-bottom="0.0835in" ns3:margin-top="0in"/>
    </ns2:style>
    <ns2:style xmlns:ns2="urn:oasis:names:tc:opendocument:xmlns:style:1.0" ns2:class="text" ns2:display-name="Text body indent" ns2:family="paragraph" ns2:name="Text_20_body_20_indent" ns2:parent-style-name="Text_20_body">
      <ns2:paragraph-properties xmlns:ns3="urn:oasis:names:tc:opendocument:xmlns:xsl-fo-compatible:1.0" ns2:auto-text-indent="false" ns3:margin-left="0.1965in" ns3:margin-right="0in" ns3:text-indent="0in"/>
    </ns2:style>
    <ns2:style xmlns:ns2="urn:oasis:names:tc:opendocument:xmlns:style:1.0" ns2:class="text" ns2:family="paragraph" ns2:name="Heading" ns2:next-style-name="Text_20_body" ns2:parent-style-name="Standard">
      <ns2:paragraph-properties xmlns:ns3="urn:oasis:names:tc:opendocument:xmlns:xsl-fo-compatible:1.0" ns3:keep-with-next="always" ns3:margin-bottom="0.0835in" ns3:margin-top="0.1665in"/>
      <ns2:text-properties xmlns:ns3="urn:oasis:names:tc:opendocument:xmlns:xsl-fo-compatible:1.0" ns2:font-name="Nimbus Sans L" ns2:font-name-asian="DejaVu Sans" ns2:font-name-complex="DejaVu Sans" ns2:font-size-asian="14pt" ns2:font-size-complex="14pt" ns3:font-size="14pt"/>
    </ns2:style>
    <ns2:style xmlns:ns2="urn:oasis:names:tc:opendocument:xmlns:style:1.0" ns2:class="text" ns2:default-outline-level="1" ns2:display-name="Heading 1" ns2:family="paragraph" ns2:name="Heading_20_1" ns2:next-style-name="Text_20_body" ns2:parent-style-name="Heading">
      <ns2:text-properties xmlns:ns3="urn:oasis:names:tc:opendocument:xmlns:xsl-fo-compatible:1.0" ns2:font-size-asian="115%" ns2:font-size-complex="115%" ns2:font-weight-asian="bold" ns2:font-weight-complex="bold" ns3:font-size="115%" ns3:font-weight="bold"/>
    </ns2:style>
    <ns2:style xmlns:ns2="urn:oasis:names:tc:opendocument:xmlns:style:1.0" ns2:class="text" ns2:default-outline-level="2" ns2:display-name="Heading 2" ns2:family="paragraph" ns2:name="Heading_20_2" ns2:next-style-name="Text_20_body" ns2:parent-style-name="Heading">
      <ns2:text-properties xmlns:ns3="urn:oasis:names:tc:opendocument:xmlns:xsl-fo-compatible:1.0" ns2:font-size-asian="14pt" ns2:font-size-complex="14pt" ns2:font-style-asian="italic" ns2:font-style-complex="italic" ns2:font-weight-asian="bold" ns2:font-weight-complex="bold" ns3:font-size="14pt" ns3:font-style="italic" ns3:font-weight="bold"/>
    </ns2:style>
    <ns2:style xmlns:ns2="urn:oasis:names:tc:opendocument:xmlns:style:1.0" ns2:class="text" ns2:default-outline-level="3" ns2:display-name="Heading 3" ns2:family="paragraph" ns2:name="Heading_20_3" ns2:next-style-name="Text_20_body" ns2:parent-style-name="Heading">
      <ns2:text-properties xmlns:ns3="urn:oasis:names:tc:opendocument:xmlns:xsl-fo-compatible:1.0" ns2:font-size-asian="14pt" ns2:font-size-complex="14pt" ns2:font-weight-asian="bold" ns2:font-weight-complex="bold" ns3:font-size="14pt" ns3:font-weight="bold"/>
    </ns2:style>
    <ns2:style xmlns:ns2="urn:oasis:names:tc:opendocument:xmlns:style:1.0" ns2:class="text" ns2:default-outline-level="4" ns2:display-name="Heading 4" ns2:family="paragraph" ns2:name="Heading_20_4" ns2:next-style-name="Text_20_body" ns2:parent-style-name="Heading">
      <ns2:text-properties xmlns:ns3="urn:oasis:names:tc:opendocument:xmlns:xsl-fo-compatible:1.0" ns2:font-size-asian="85%" ns2:font-size-complex="85%" ns2:font-style-asian="italic" ns2:font-style-complex="italic" ns2:font-weight-asian="bold" ns2:font-weight-complex="bold" ns3:font-size="85%" ns3:font-style="italic" ns3:font-weight="bold"/>
    </ns2:style>
    <ns2:style xmlns:ns2="urn:oasis:names:tc:opendocument:xmlns:style:1.0" ns2:class="text" ns2:default-outline-level="5" ns2:display-name="Heading 5" ns2:family="paragraph" ns2:name="Heading_20_5" ns2:next-style-name="Text_20_body" ns2:parent-style-name="Heading">
      <ns2:text-properties xmlns:ns3="urn:oasis:names:tc:opendocument:xmlns:xsl-fo-compatible:1.0" ns2:font-size-asian="85%" ns2:font-size-complex="85%" ns2:font-weight-asian="bold" ns2:font-weight-complex="bold" ns3:font-size="85%" ns3:font-weight="bold"/>
    </ns2:style>
    <ns2:style xmlns:ns2="urn:oasis:names:tc:opendocument:xmlns:style:1.0" ns2:class="text" ns2:default-outline-level="6" ns2:display-name="Heading 6" ns2:family="paragraph" ns2:name="Heading_20_6"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class="list" ns2:family="paragraph" ns2:name="List" ns2:parent-style-name="Text_20_body"/>
    <ns2:style xmlns:ns2="urn:oasis:names:tc:opendocument:xmlns:style:1.0" ns2:class="extra" ns2:family="paragraph" ns2:name="Header" ns2:parent-style-name="Standard">
      <ns2:paragraph-properties xmlns:ns3="urn:oasis:names:tc:opendocument:xmlns:text:1.0" ns3:line-number="0" ns3:number-lines="false">
        <ns2:tab-stops>
          <ns2:tab-stop ns2:position="3.4626in" ns2:type="center"/>
          <ns2:tab-stop ns2:position="6.9252in" ns2:type="right"/>
        </ns2:tab-stops>
      </ns2:paragraph-properties>
    </ns2:style>
    <ns2:style xmlns:ns2="urn:oasis:names:tc:opendocument:xmlns:style:1.0" ns2:class="extra" ns2:family="paragraph" ns2:name="Footer" ns2:parent-style-name="Standard">
      <ns2:paragraph-properties xmlns:ns3="urn:oasis:names:tc:opendocument:xmlns:text:1.0" ns3:line-number="0" ns3:number-lines="false">
        <ns2:tab-stops>
          <ns2:tab-stop ns2:position="-5871.6862in" ns2:type="center"/>
          <ns2:tab-stop ns2:position="11741.7953in" ns2:type="right"/>
        </ns2:tab-stops>
      </ns2:paragraph-properties>
    </ns2:style>
    <ns2:style xmlns:ns2="urn:oasis:names:tc:opendocument:xmlns:style:1.0" ns2:class="extra" ns2:display-name="Table Contents" ns2:family="paragraph" ns2:name="Table_20_Contents" ns2:parent-style-name="Standard">
      <ns2:paragraph-properties xmlns:ns3="urn:oasis:names:tc:opendocument:xmlns:text:1.0" ns3:line-number="0" ns3:number-lines="false"/>
    </ns2:style>
    <ns2:style xmlns:ns2="urn:oasis:names:tc:opendocument:xmlns:style:1.0" ns2:class="extra" ns2:display-name="Table Heading" ns2:family="paragraph" ns2:name="Table_20_Heading" ns2:parent-style-name="Table_20_Contents">
      <ns2:paragraph-properties xmlns:ns3="urn:oasis:names:tc:opendocument:xmlns:text:1.0" xmlns:ns4="urn:oasis:names:tc:opendocument:xmlns:xsl-fo-compatible:1.0" ns2:justify-single-word="false" ns3:line-number="0" ns3:number-lines="false" ns4:text-align="center"/>
      <ns2:text-properties xmlns:ns3="urn:oasis:names:tc:opendocument:xmlns:xsl-fo-compatible:1.0" ns2:font-style-asian="italic" ns2:font-style-complex="italic" ns2:font-weight-asian="bold" ns2:font-weight-complex="bold" ns3:font-style="italic" ns3:font-weight="bold"/>
    </ns2:style>
    <ns2:style xmlns:ns2="urn:oasis:names:tc:opendocument:xmlns:style:1.0" ns2:class="extra" ns2:family="paragraph" ns2:name="Caption" ns2:parent-style-name="Standard">
      <ns2:paragraph-properties xmlns:ns3="urn:oasis:names:tc:opendocument:xmlns:text:1.0" xmlns:ns4="urn:oasis:names:tc:opendocument:xmlns:xsl-fo-compatible:1.0" ns3:line-number="0" ns3:number-lines="false" ns4:margin-bottom="0.0835in" ns4:margin-top="0.0835in"/>
      <ns2:text-properties xmlns:ns3="urn:oasis:names:tc:opendocument:xmlns:xsl-fo-compatible:1.0" ns2:font-size-asian="12pt" ns2:font-size-complex="12pt" ns2:font-style-asian="italic" ns2:font-style-complex="italic" ns3:font-size="12pt" ns3:font-style="italic"/>
    </ns2:style>
    <ns2:style xmlns:ns2="urn:oasis:names:tc:opendocument:xmlns:style:1.0" ns2:class="extra" ns2:family="paragraph" ns2:name="Footnote" ns2:parent-style-name="Standard">
      <ns2:paragraph-properties xmlns:ns3="urn:oasis:names:tc:opendocument:xmlns:text:1.0" xmlns:ns4="urn:oasis:names:tc:opendocument:xmlns:xsl-fo-compatible:1.0" ns2:auto-text-indent="false" ns3:line-number="0" ns3:number-lines="false" ns4:margin-left="0.1965in" ns4:margin-right="0in" ns4:text-indent="-0.1965in"/>
      <ns2:text-properties xmlns:ns3="urn:oasis:names:tc:opendocument:xmlns:xsl-fo-compatible:1.0" ns2:font-size-asian="10pt" ns2:font-size-complex="10pt" ns3:font-size="10pt"/>
    </ns2:style>
    <ns2:style xmlns:ns2="urn:oasis:names:tc:opendocument:xmlns:style:1.0" ns2:class="index" ns2:family="paragraph" ns2:name="Index" ns2:parent-style-name="Standard">
      <ns2:paragraph-properties xmlns:ns3="urn:oasis:names:tc:opendocument:xmlns:text:1.0" ns3:line-number="0" ns3:number-lines="false"/>
    </ns2:style>
    <ns2:style xmlns:ns2="urn:oasis:names:tc:opendocument:xmlns:style:1.0" ns2:class="html" ns2:display-name="Preformatted Text" ns2:family="paragraph" ns2:name="Preformatted_20_Text" ns2:parent-style-name="Standard">
      <ns2:paragraph-properties xmlns:ns3="urn:oasis:names:tc:opendocument:xmlns:xsl-fo-compatible:1.0" ns3:margin-bottom="0in" ns3:margin-top="0in"/>
      <ns2:text-properties xmlns:ns3="urn:oasis:names:tc:opendocument:xmlns:xsl-fo-compatible:1.0" ns2:font-name="Nimbus Mono L" ns2:font-name-asian="Nimbus Mono L" ns2:font-name-complex="Nimbus Mono L" ns2:font-size-asian="10pt" ns2:font-size-complex="10pt" ns3:font-size="10pt"/>
    </ns2:style>
    <ns2:style xmlns:ns2="urn:oasis:names:tc:opendocument:xmlns:style:1.0" ns2:class="html" ns2:display-name="Horizontal Line" ns2:family="paragraph" ns2:name="Horizontal_20_Line" ns2:next-style-name="Text_20_body" ns2:parent-style-name="Standard">
      <ns2:paragraph-properties xmlns:ns3="urn:oasis:names:tc:opendocument:xmlns:text:1.0" xmlns:ns4="urn:oasis:names:tc:opendocument:xmlns:xsl-fo-compatible:1.0" ns2:border-line-width-bottom="0.0008in 0.0138in 0.0008in" ns2:join-border="false" ns3:line-number="0" ns3:number-lines="false" ns4:border-bottom="0.0154in double #808080" ns4:border-left="none" ns4:border-right="none" ns4:border-top="none" ns4:margin-bottom="0.1965in" ns4:margin-top="0in" ns4:padding="0in"/>
      <ns2:text-properties xmlns:ns3="urn:oasis:names:tc:opendocument:xmlns:xsl-fo-compatible:1.0" ns2:font-size-asian="6pt" ns2:font-size-complex="6pt" ns3:font-size="6pt"/>
    </ns2:style>
    <ns2:style xmlns:ns2="urn:oasis:names:tc:opendocument:xmlns:style:1.0" ns2:family="paragraph" ns2:list-style-name="rststyle-enumlist" ns2:name="rststyle-enumitem" ns2:parent-style-name="Standard">
      <ns2:paragraph-properties xmlns:ns3="urn:oasis:names:tc:opendocument:xmlns:xsl-fo-compatible:1.0" ns3:background-color="transparent">
        <ns2:background-image/>
      </ns2:paragraph-properties>
    </ns2:style>
    <ns2:style xmlns:ns2="urn:oasis:names:tc:opendocument:xmlns:style:1.0" ns2:family="paragraph" ns2:list-style-name="rststyle-bulletlist" ns2:name="rststyle-bulletitem" ns2:parent-style-name="Standard">
      <ns2:paragraph-properties xmlns:ns3="urn:oasis:names:tc:opendocument:xmlns:xsl-fo-compatible:1.0" ns3:background-color="transparent">
        <ns2:background-image/>
      </ns2:paragraph-properties>
    </ns2:style>
    <ns2:style xmlns:ns2="urn:oasis:names:tc:opendocument:xmlns:style:1.0" ns2:family="paragraph" ns2:name="rststyle-blockindent">
      <ns2:paragraph-properties xmlns:ns3="urn:oasis:names:tc:opendocument:xmlns:xsl-fo-compatible:1.0" ns2:auto-text-indent="false" ns3:margin-left="0.3937in" ns3:margin-right="0in" ns3:text-indent="0in"/>
    </ns2:style>
    <ns2:style xmlns:ns2="urn:oasis:names:tc:opendocument:xmlns:style:1.0" ns2:default-outline-level="" ns2:family="paragraph" ns2:list-style-name="" ns2:name="rststyle-heading1" ns2:next-style-name="Text_20_body" ns2:parent-style-name="Heading_20_1">
      <ns2:paragraph-properties xmlns:ns3="urn:oasis:names:tc:opendocument:xmlns:xsl-fo-compatible:1.0" ns3:background-color="transparent">
        <ns2:background-image/>
      </ns2:paragraph-properties>
    </ns2:style>
    <ns2:style xmlns:ns2="urn:oasis:names:tc:opendocument:xmlns:style:1.0" ns2:default-outline-level="" ns2:family="paragraph" ns2:list-style-name="" ns2:name="rststyle-heading2" ns2:next-style-name="Text_20_body" ns2:parent-style-name="Heading_20_2"/>
    <ns2:style xmlns:ns2="urn:oasis:names:tc:opendocument:xmlns:style:1.0" ns2:default-outline-level="" ns2:family="paragraph" ns2:list-style-name="" ns2:name="rststyle-heading3" ns2:next-style-name="Text_20_body" ns2:parent-style-name="Heading_20_3"/>
    <ns2:style xmlns:ns2="urn:oasis:names:tc:opendocument:xmlns:style:1.0" ns2:default-outline-level="" ns2:family="paragraph" ns2:list-style-name="" ns2:name="rststyle-heading4" ns2:next-style-name="Text_20_body" ns2:parent-style-name="Heading_20_4"/>
    <ns2:style xmlns:ns2="urn:oasis:names:tc:opendocument:xmlns:style:1.0" ns2:default-outline-level="" ns2:family="paragraph" ns2:list-style-name="" ns2:name="rststyle-heading5" ns2:next-style-name="Text_20_body" ns2:parent-style-name="Heading_20_5"/>
    <ns2:style xmlns:ns2="urn:oasis:names:tc:opendocument:xmlns:style:1.0" ns2:class="text" ns2:family="paragraph" ns2:name="rststyle-blockquote" ns2:parent-style-name="Text_20_body">
      <ns2:paragraph-properties xmlns:ns3="urn:oasis:names:tc:opendocument:xmlns:xsl-fo-compatible:1.0" ns2:auto-text-indent="false" ns2:justify-single-word="false" ns3:background-color="transparent" ns3:margin-left="0.4in" ns3:margin-right="0.8in" ns3:text-align="start" ns3:text-indent="0in">
        <ns2:background-image/>
      </ns2:paragraph-properties>
    </ns2:style>
    <ns2:style xmlns:ns2="urn:oasis:names:tc:opendocument:xmlns:style:1.0" ns2:family="paragraph" ns2:name="rststyle-bodyindent" ns2:parent-style-name="Text_20_body_20_indent">
      <ns2:paragraph-properties xmlns:ns3="urn:oasis:names:tc:opendocument:xmlns:xsl-fo-compatible:1.0" ns2:auto-text-indent="false" ns3:margin-left="0.3937in" ns3:margin-right="0in" ns3:text-indent="0in"/>
    </ns2:style>
    <ns2:style xmlns:ns2="urn:oasis:names:tc:opendocument:xmlns:style:1.0" ns2:family="paragraph" ns2:name="rststyle-horizontalline" ns2:parent-style-name="Horizontal_20_Line"/>
    <ns2:style xmlns:ns2="urn:oasis:names:tc:opendocument:xmlns:style:1.0" ns2:family="paragraph" ns2:name="rststyle-textbody" ns2:parent-style-name="Text_20_body"/>
    <ns2:style xmlns:ns2="urn:oasis:names:tc:opendocument:xmlns:style:1.0" ns2:family="paragraph" ns2:name="rststyle-centeredtextbody" ns2:parent-style-name="rststyle-textbody">
      <ns2:paragraph-properties xmlns:ns3="urn:oasis:names:tc:opendocument:xmlns:xsl-fo-compatible:1.0" ns2:justify-single-word="false" ns3:background-color="transparent" ns3:text-align="center">
        <ns2:background-image/>
      </ns2:paragraph-properties>
    </ns2:style>
    <ns2:style xmlns:ns2="urn:oasis:names:tc:opendocument:xmlns:style:1.0" ns2:family="paragraph" ns2:name="rststyle-caption" ns2:parent-style-name="Caption">
      <ns2:paragraph-properties xmlns:ns3="urn:oasis:names:tc:opendocument:xmlns:xsl-fo-compatible:1.0" ns3:background-color="transparent">
        <ns2:background-image/>
      </ns2:paragraph-properties>
    </ns2:style>
    <ns2:style xmlns:ns2="urn:oasis:names:tc:opendocument:xmlns:style:1.0" ns2:family="paragraph" ns2:name="rststyle-codeblock" ns2:parent-style-name="Preformatted_20_Text">
      <ns2:paragraph-properties xmlns:ns3="urn:oasis:names:tc:opendocument:xmlns:xsl-fo-compatible:1.0" ns2:auto-text-indent="false" ns2:shadow="none" ns3:background-color="#ccffff" ns3:border="0.0008in solid #000000" ns3:margin-bottom="0.0598in" ns3:margin-left="0.1965in" ns3:margin-right="0in" ns3:margin-top="0.0598in" ns3:padding="0.0201in" ns3:text-indent="0in">
        <ns2:background-image/>
      </ns2:paragraph-properties>
    </ns2:style>
    <ns2:style xmlns:ns2="urn:oasis:names:tc:opendocument:xmlns:style:1.0" ns2:default-outline-level="" ns2:family="paragraph" ns2:list-style-name="" ns2:name="rststyle-table-title" ns2:parent-style-name="Heading_20_3">
      <ns2:paragraph-properties xmlns:ns3="urn:oasis:names:tc:opendocument:xmlns:xsl-fo-compatible:1.0" ns2:justify-single-word="false" ns3:text-align="center"/>
    </ns2:style>
    <ns2:style xmlns:ns2="urn:oasis:names:tc:opendocument:xmlns:style:1.0" ns2:family="paragraph" ns2:name="rststyle-footer" ns2:parent-style-name="Footer"/>
    <ns2:style xmlns:ns2="urn:oasis:names:tc:opendocument:xmlns:style:1.0" ns2:family="paragraph" ns2:master-page-name="" ns2:name="rststyle-header" ns2:parent-style-name="Header">
      <ns2:paragraph-properties xmlns:ns3="urn:oasis:names:tc:opendocument:xmlns:xsl-fo-compatible:1.0" ns2:page-number="auto" ns3:background-color="transparent">
        <ns2:background-image/>
      </ns2:paragraph-properties>
    </ns2:style>
    <ns2:style xmlns:ns2="urn:oasis:names:tc:opendocument:xmlns:style:1.0" ns2:family="paragraph" ns2:name="rststyle-footnote" ns2:parent-style-name="Footnote"/>
    <ns2:style xmlns:ns2="urn:oasis:names:tc:opendocument:xmlns:style:1.0" ns2:family="paragraph" ns2:name="rststyle-attribution" ns2:parent-style-name="rststyle-blockquote">
      <ns2:paragraph-properties xmlns:ns3="urn:oasis:names:tc:opendocument:xmlns:xsl-fo-compatible:1.0" ns2:justify-single-word="false" ns3:background-color="transparent" ns3:text-align="end">
        <ns2:background-image/>
      </ns2:paragraph-properties>
      <ns2:text-properties xmlns:ns3="urn:oasis:names:tc:opendocument:xmlns:xsl-fo-compatible:1.0" ns3:font-style="italic" ns3:font-weight="bold"/>
    </ns2:style>
    <ns2:style xmlns:ns2="urn:oasis:names:tc:opendocument:xmlns:style:1.0" ns2:family="paragraph" ns2:name="rststyle-epigraph" ns2:parent-style-name="rststyle-blockquote">
      <ns2:paragraph-properties xmlns:ns3="urn:oasis:names:tc:opendocument:xmlns:xsl-fo-compatible:1.0" ns2:justify-single-word="false" ns3:background-color="transparent" ns3:text-align="start">
        <ns2:background-image/>
      </ns2:paragraph-properties>
      <ns2:text-properties xmlns:ns3="urn:oasis:names:tc:opendocument:xmlns:xsl-fo-compatible:1.0" ns3:font-style="italic"/>
    </ns2:style>
    <ns2:style xmlns:ns2="urn:oasis:names:tc:opendocument:xmlns:style:1.0" ns2:family="paragraph" ns2:name="rststyle-highlights" ns2:parent-style-name="rststyle-blockquote">
      <ns2:paragraph-properties xmlns:ns3="urn:oasis:names:tc:opendocument:xmlns:xsl-fo-compatible:1.0" ns3:background-color="transparent">
        <ns2:background-image/>
      </ns2:paragraph-properties>
    </ns2:style>
    <ns2:style xmlns:ns2="urn:oasis:names:tc:opendocument:xmlns:style:1.0" ns2:family="paragraph" ns2:name="rststyle-blockquote-bulletitem" ns2:parent-style-name="Standard">
      <ns2:paragraph-properties xmlns:ns3="urn:oasis:names:tc:opendocument:xmlns:xsl-fo-compatible:1.0" ns2:auto-text-indent="false" ns3:background-color="transparent" ns3:margin-left="0.4in" ns3:margin-right="0.8in" ns3:text-indent="0in">
        <ns2:background-image/>
      </ns2:paragraph-properties>
    </ns2:style>
    <ns2:style xmlns:ns2="urn:oasis:names:tc:opendocument:xmlns:style:1.0" ns2:family="paragraph" ns2:name="rststyle-blockquote-enumitem" ns2:parent-style-name="Standard">
      <ns2:paragraph-properties xmlns:ns3="urn:oasis:names:tc:opendocument:xmlns:xsl-fo-compatible:1.0" ns2:auto-text-indent="false" ns3:background-color="transparent" ns3:margin-left="0.4in" ns3:margin-right="0.8in" ns3:text-indent="0in">
        <ns2:background-image/>
      </ns2:paragraph-properties>
    </ns2:style>
    <ns2:style xmlns:ns2="urn:oasis:names:tc:opendocument:xmlns:style:1.0" ns2:family="paragraph" ns2:name="rststyle-highlights-bulletitem" ns2:parent-style-name="Standard">
      <ns2:paragraph-properties xmlns:ns3="urn:oasis:names:tc:opendocument:xmlns:xsl-fo-compatible:1.0" ns2:auto-text-indent="false" ns3:background-color="transparent" ns3:margin-left="0.7874in" ns3:margin-right="0.7874in" ns3:text-indent="0in">
        <ns2:background-image/>
      </ns2:paragraph-properties>
    </ns2:style>
    <ns2:style xmlns:ns2="urn:oasis:names:tc:opendocument:xmlns:style:1.0" ns2:family="paragraph" ns2:name="rststyle-highlights-enumitem" ns2:parent-style-name="Standard">
      <ns2:paragraph-properties xmlns:ns3="urn:oasis:names:tc:opendocument:xmlns:xsl-fo-compatible:1.0" ns2:auto-text-indent="false" ns3:background-color="transparent" ns3:margin-left="0.7874in" ns3:margin-right="0.7874in" ns3:text-indent="0in">
        <ns2:background-image/>
      </ns2:paragraph-properties>
    </ns2:style>
    <ns2:style xmlns:ns2="urn:oasis:names:tc:opendocument:xmlns:style:1.0" ns2:family="paragraph" ns2:name="rststyle-epigraph-bulletitem" ns2:parent-style-name="Standard">
      <ns2:paragraph-properties xmlns:ns3="urn:oasis:names:tc:opendocument:xmlns:xsl-fo-compatible:1.0" ns2:auto-text-indent="false" ns3:background-color="transparent" ns3:margin-left="0.7874in" ns3:margin-right="0.7874in" ns3:text-indent="0in">
        <ns2:background-image/>
      </ns2:paragraph-properties>
    </ns2:style>
    <ns2:style xmlns:ns2="urn:oasis:names:tc:opendocument:xmlns:style:1.0" ns2:family="paragraph" ns2:name="rststyle-epigraph-enumitem" ns2:parent-style-name="Standard">
      <ns2:paragraph-properties xmlns:ns3="urn:oasis:names:tc:opendocument:xmlns:xsl-fo-compatible:1.0" ns2:auto-text-indent="false" ns3:background-color="transparent" ns3:margin-left="0.7874in" ns3:margin-right="0.7874in" ns3:text-indent="0in">
        <ns2:background-image/>
      </ns2:paragraph-properties>
    </ns2:style>
    <ns2:style xmlns:ns2="urn:oasis:names:tc:opendocument:xmlns:style:1.0" ns2:family="paragraph" ns2:name="rststyle-admon-warning-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warning-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atten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attention-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caution-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caution-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dange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danger-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error-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error-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hi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hint-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important-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important-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note-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note-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tip-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tip-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family="paragraph" ns2:name="rststyle-admon-generic-hdr" ns2:parent-style-name="rststyle-textbody">
      <ns2:paragraph-properties xmlns:ns3="urn:oasis:names:tc:opendocument:xmlns:xsl-fo-compatible:1.0" ns2:justify-single-word="false" ns3:text-align="center"/>
      <ns2:text-properties xmlns:ns3="urn:oasis:names:tc:opendocument:xmlns:xsl-fo-compatible:1.0" ns3:font-weight="bold"/>
    </ns2:style>
    <ns2:style xmlns:ns2="urn:oasis:names:tc:opendocument:xmlns:style:1.0" ns2:family="paragraph" ns2:name="rststyle-admon-generic-body" ns2:parent-style-name="rststyle-textbody">
      <ns2:paragraph-properties xmlns:ns3="urn:oasis:names:tc:opendocument:xmlns:xsl-fo-compatible:1.0" ns2:auto-text-indent="false" ns3:margin-left="0.7874in" ns3:margin-right="0.7874in" ns3:text-indent="0in"/>
      <ns2:text-properties xmlns:ns3="urn:oasis:names:tc:opendocument:xmlns:xsl-fo-compatible:1.0" ns3:font-style="italic"/>
    </ns2:style>
    <ns2:style xmlns:ns2="urn:oasis:names:tc:opendocument:xmlns:style:1.0" ns2:default-outline-level="" ns2:family="paragraph" ns2:list-style-name="" ns2:name="rststyle-rubric" ns2:parent-style-name="Heading_20_3">
      <ns2:paragraph-properties xmlns:ns3="urn:oasis:names:tc:opendocument:xmlns:xsl-fo-compatible:1.0" ns3:background-color="transparent">
        <ns2:background-image/>
      </ns2:paragraph-properties>
      <ns2:text-properties xmlns:ns3="urn:oasis:names:tc:opendocument:xmlns:xsl-fo-compatible:1.0" ns3:color="#ff3366"/>
    </ns2:style>
    <ns2:style xmlns:ns2="urn:oasis:names:tc:opendocument:xmlns:style:1.0" ns2:default-outline-level="" ns2:family="paragraph" ns2:list-style-name="" ns2:name="rststyle-heading6" ns2:next-style-name="Text_20_body" ns2:parent-style-name="Heading_20_6"/>
    <ns2:style xmlns:ns2="urn:oasis:names:tc:opendocument:xmlns:style:1.0" ns2:default-outline-level="" ns2:family="paragraph" ns2:list-style-name="" ns2:master-page-name="" ns2:name="rststyle-heading7" ns2:next-style-name="Text_20_body" ns2:parent-style-name="Heading_20_7">
      <ns2:paragraph-properties ns2:page-number="auto"/>
    </ns2:style>
    <ns2:style xmlns:ns2="urn:oasis:names:tc:opendocument:xmlns:style:1.0" ns2:class="text" ns2:default-outline-level="7" ns2:display-name="Heading 7" ns2:family="paragraph" ns2:name="Heading_20_7" ns2:next-style-name="Text_20_body" ns2:parent-style-name="Heading">
      <ns2:text-properties xmlns:ns3="urn:oasis:names:tc:opendocument:xmlns:xsl-fo-compatible:1.0" ns2:font-size-asian="75%" ns2:font-size-complex="75%" ns2:font-weight-asian="bold" ns2:font-weight-complex="bold" ns3:font-size="75%" ns3:font-weight="bold"/>
    </ns2:style>
    <ns2:style xmlns:ns2="urn:oasis:names:tc:opendocument:xmlns:style:1.0" ns2:family="paragraph" ns2:name="rststyle-lineblock1" ns2:parent-style-name="rststyle-textbody">
      <ns2:paragraph-properties xmlns:ns3="urn:oasis:names:tc:opendocument:xmlns:xsl-fo-compatible:1.0" ns3:margin-bottom="0in" ns3:margin-top="0in"/>
    </ns2:style>
    <ns2:style xmlns:ns2="urn:oasis:names:tc:opendocument:xmlns:style:1.0" ns2:family="paragraph" ns2:name="rststyle-lineblock2" ns2:parent-style-name="rststyle-textbody">
      <ns2:paragraph-properties xmlns:ns3="urn:oasis:names:tc:opendocument:xmlns:xsl-fo-compatible:1.0" ns2:auto-text-indent="false" ns3:margin-bottom="0in" ns3:margin-left="0.4in" ns3:margin-right="0in" ns3:margin-top="0in" ns3:text-indent="0in"/>
    </ns2:style>
    <ns2:style xmlns:ns2="urn:oasis:names:tc:opendocument:xmlns:style:1.0" ns2:family="paragraph" ns2:name="rststyle-lineblock3" ns2:parent-style-name="rststyle-textbody">
      <ns2:paragraph-properties xmlns:ns3="urn:oasis:names:tc:opendocument:xmlns:xsl-fo-compatible:1.0" ns2:auto-text-indent="false" ns3:margin-bottom="0in" ns3:margin-left="0.8in" ns3:margin-right="0in" ns3:margin-top="0in" ns3:text-indent="0in"/>
    </ns2:style>
    <ns2:style xmlns:ns2="urn:oasis:names:tc:opendocument:xmlns:style:1.0" ns2:family="paragraph" ns2:name="rststyle-lineblock4" ns2:parent-style-name="rststyle-textbody">
      <ns2:paragraph-properties xmlns:ns3="urn:oasis:names:tc:opendocument:xmlns:xsl-fo-compatible:1.0" ns2:auto-text-indent="false" ns3:margin-bottom="0in" ns3:margin-left="1.2in" ns3:margin-right="0in" ns3:margin-top="0in" ns3:text-indent="0in"/>
    </ns2:style>
    <ns2:style xmlns:ns2="urn:oasis:names:tc:opendocument:xmlns:style:1.0" ns2:family="paragraph" ns2:name="rststyle-lineblock5" ns2:parent-style-name="rststyle-textbody">
      <ns2:paragraph-properties xmlns:ns3="urn:oasis:names:tc:opendocument:xmlns:xsl-fo-compatible:1.0" ns2:auto-text-indent="false" ns3:margin-bottom="0in" ns3:margin-left="1.6in" ns3:margin-right="0in" ns3:margin-top="0in" ns3:text-indent="0in"/>
    </ns2:style>
    <ns2:style xmlns:ns2="urn:oasis:names:tc:opendocument:xmlns:style:1.0" ns2:family="paragraph" ns2:name="rststyle-lineblock6" ns2:parent-style-name="rststyle-textbody">
      <ns2:paragraph-properties xmlns:ns3="urn:oasis:names:tc:opendocument:xmlns:xsl-fo-compatible:1.0" ns2:auto-text-indent="false" ns3:margin-bottom="0in" ns3:margin-left="2in" ns3:margin-right="0in" ns3:margin-top="0in" ns3:text-indent="0in"/>
    </ns2:style>
    <ns2:style xmlns:ns2="urn:oasis:names:tc:opendocument:xmlns:style:1.0" ns2:class="chapter" ns2:family="paragraph" ns2:name="Title" ns2:next-style-name="Subtitle" ns2:parent-style-name="Heading">
      <ns2:paragraph-properties xmlns:ns3="urn:oasis:names:tc:opendocument:xmlns:xsl-fo-compatible:1.0" ns2:justify-single-word="false" ns3:text-align="center"/>
      <ns2:text-properties xmlns:ns3="urn:oasis:names:tc:opendocument:xmlns:xsl-fo-compatible:1.0" ns2:font-size-asian="18pt" ns2:font-size-complex="18pt" ns2:font-weight-asian="bold" ns2:font-weight-complex="bold" ns3:font-size="18pt" ns3:font-weight="bold"/>
    </ns2:style>
    <ns2:style xmlns:ns2="urn:oasis:names:tc:opendocument:xmlns:style:1.0" ns2:class="chapter" ns2:family="paragraph" ns2:name="Subtitle" ns2:next-style-name="Text_20_body" ns2:parent-style-name="Heading">
      <ns2:paragraph-properties xmlns:ns3="urn:oasis:names:tc:opendocument:xmlns:xsl-fo-compatible:1.0" ns2:justify-single-word="false" ns3:text-align="center"/>
      <ns2:text-properties xmlns:ns3="urn:oasis:names:tc:opendocument:xmlns:xsl-fo-compatible:1.0" ns2:font-size-asian="14pt" ns2:font-size-complex="14pt" ns2:font-style-asian="italic" ns2:font-style-complex="italic" ns3:font-size="14pt" ns3:font-style="italic"/>
    </ns2:style>
    <ns2:style xmlns:ns2="urn:oasis:names:tc:opendocument:xmlns:style:1.0" ns2:family="paragraph" ns2:name="rststyle-title" ns2:parent-style-name="Title"/>
    <ns2:style xmlns:ns2="urn:oasis:names:tc:opendocument:xmlns:style:1.0" ns2:family="paragraph" ns2:name="rststyle-subtitle" ns2:parent-style-name="Title">
      <ns2:text-properties xmlns:ns3="urn:oasis:names:tc:opendocument:xmlns:xsl-fo-compatible:1.0" ns3:font-size="14pt"/>
    </ns2:style>
    <ns2:style xmlns:ns2="urn:oasis:names:tc:opendocument:xmlns:style:1.0" ns2:family="paragraph" ns2:name="rststyle-citation" ns2:parent-style-name="Footnote">
      <ns2:paragraph-properties xmlns:ns3="urn:oasis:names:tc:opendocument:xmlns:xsl-fo-compatible:1.0" ns2:auto-text-indent="false" ns3:margin-left="0.75in" ns3:margin-right="0in" ns3:text-indent="-0.75in">
        <ns2:tab-stops/>
      </ns2:paragraph-properties>
    </ns2:style>
    <ns2:style xmlns:ns2="urn:oasis:names:tc:opendocument:xmlns:style:1.0" ns2:family="paragraph" ns2:name="rststyle-contents-1" ns2:parent-style-name="Contents_20_1"/>
    <ns2:style xmlns:ns2="urn:oasis:names:tc:opendocument:xmlns:style:1.0" ns2:class="index" ns2:display-name="Contents 1" ns2:family="paragraph" ns2:name="Contents_20_1" ns2:parent-style-name="Index">
      <ns2:paragraph-properties xmlns:ns3="urn:oasis:names:tc:opendocument:xmlns:xsl-fo-compatible:1.0" ns2:auto-text-indent="false" ns3:margin-left="0in" ns3:margin-right="0in" ns3:text-indent="0in">
        <ns2:tab-stops>
          <ns2:tab-stop ns2:leader-style="dotted" ns2:leader-text="." ns2:position="6in" ns2:type="right"/>
        </ns2:tab-stops>
      </ns2:paragraph-properties>
    </ns2:style>
    <ns2:style xmlns:ns2="urn:oasis:names:tc:opendocument:xmlns:style:1.0" ns2:family="paragraph" ns2:name="rststyle-contents-2" ns2:parent-style-name="Contents_20_2"/>
    <ns2:style xmlns:ns2="urn:oasis:names:tc:opendocument:xmlns:style:1.0" ns2:class="index" ns2:display-name="Contents 2" ns2:family="paragraph" ns2:name="Contents_20_2" ns2:parent-style-name="Index">
      <ns2:paragraph-properties xmlns:ns3="urn:oasis:names:tc:opendocument:xmlns:xsl-fo-compatible:1.0" ns2:auto-text-indent="false" ns3:margin-left="0.1965in" ns3:margin-right="0in" ns3:text-indent="0in">
        <ns2:tab-stops>
          <ns2:tab-stop ns2:leader-style="dotted" ns2:leader-text="." ns2:position="5.8035in" ns2:type="right"/>
        </ns2:tab-stops>
      </ns2:paragraph-properties>
    </ns2:style>
    <ns2:style xmlns:ns2="urn:oasis:names:tc:opendocument:xmlns:style:1.0" ns2:family="paragraph" ns2:name="rststyle-contents-3" ns2:parent-style-name="Contents_20_3"/>
    <ns2:style xmlns:ns2="urn:oasis:names:tc:opendocument:xmlns:style:1.0" ns2:class="index" ns2:display-name="Contents 3" ns2:family="paragraph" ns2:name="Contents_20_3" ns2:parent-style-name="Index">
      <ns2:paragraph-properties xmlns:ns3="urn:oasis:names:tc:opendocument:xmlns:xsl-fo-compatible:1.0" ns2:auto-text-indent="false" ns3:margin-left="0.3929in" ns3:margin-right="0in" ns3:text-indent="0in">
        <ns2:tab-stops>
          <ns2:tab-stop ns2:leader-style="dotted" ns2:leader-text="." ns2:position="5.6071in" ns2:type="right"/>
        </ns2:tab-stops>
      </ns2:paragraph-properties>
    </ns2:style>
    <ns2:style xmlns:ns2="urn:oasis:names:tc:opendocument:xmlns:style:1.0" ns2:family="paragraph" ns2:name="rststyle-contents-4" ns2:parent-style-name="Contents_20_4"/>
    <ns2:style xmlns:ns2="urn:oasis:names:tc:opendocument:xmlns:style:1.0" ns2:class="index" ns2:display-name="Contents 4" ns2:family="paragraph" ns2:name="Contents_20_4" ns2:parent-style-name="Index">
      <ns2:paragraph-properties xmlns:ns3="urn:oasis:names:tc:opendocument:xmlns:xsl-fo-compatible:1.0" ns2:auto-text-indent="false" ns3:margin-left="0.5898in" ns3:margin-right="0in" ns3:text-indent="0in">
        <ns2:tab-stops>
          <ns2:tab-stop ns2:leader-style="dotted" ns2:leader-text="." ns2:position="5.4102in" ns2:type="right"/>
        </ns2:tab-stops>
      </ns2:paragraph-properties>
    </ns2:style>
    <ns2:style xmlns:ns2="urn:oasis:names:tc:opendocument:xmlns:style:1.0" ns2:family="paragraph" ns2:name="rststyle-contents--5" ns2:parent-style-name="Contents_20_5"/>
    <ns2:style xmlns:ns2="urn:oasis:names:tc:opendocument:xmlns:style:1.0" ns2:class="index" ns2:display-name="Contents 5" ns2:family="paragraph" ns2:name="Contents_20_5" ns2:parent-style-name="Index">
      <ns2:paragraph-properties xmlns:ns3="urn:oasis:names:tc:opendocument:xmlns:xsl-fo-compatible:1.0" ns2:auto-text-indent="false" ns3:margin-left="0.7862in" ns3:margin-right="0in" ns3:text-indent="0in">
        <ns2:tab-stops>
          <ns2:tab-stop ns2:leader-style="dotted" ns2:leader-text="." ns2:position="5.2138in" ns2:type="right"/>
        </ns2:tab-stops>
      </ns2:paragraph-properties>
    </ns2:style>
    <ns2:style xmlns:ns2="urn:oasis:names:tc:opendocument:xmlns:style:1.0" ns2:family="paragraph" ns2:name="rststyle-contents-6" ns2:parent-style-name="Contents_20_6"/>
    <ns2:style xmlns:ns2="urn:oasis:names:tc:opendocument:xmlns:style:1.0" ns2:class="index" ns2:display-name="Contents 6" ns2:family="paragraph" ns2:name="Contents_20_6" ns2:parent-style-name="Index">
      <ns2:paragraph-properties xmlns:ns3="urn:oasis:names:tc:opendocument:xmlns:xsl-fo-compatible:1.0" ns2:auto-text-indent="false" ns3:margin-left="0.9827in" ns3:margin-right="0in" ns3:text-indent="0in">
        <ns2:tab-stops>
          <ns2:tab-stop ns2:leader-style="dotted" ns2:leader-text="." ns2:position="5.0173in" ns2:type="right"/>
        </ns2:tab-stops>
      </ns2:paragraph-properties>
    </ns2:style>
    <ns2:style xmlns:ns2="urn:oasis:names:tc:opendocument:xmlns:style:1.0" ns2:family="paragraph" ns2:name="rststyle-contents-7" ns2:parent-style-name="Contents_20_7"/>
    <ns2:style xmlns:ns2="urn:oasis:names:tc:opendocument:xmlns:style:1.0" ns2:class="index" ns2:display-name="Contents 7" ns2:family="paragraph" ns2:name="Contents_20_7" ns2:parent-style-name="Index">
      <ns2:paragraph-properties xmlns:ns3="urn:oasis:names:tc:opendocument:xmlns:xsl-fo-compatible:1.0" ns2:auto-text-indent="false" ns3:margin-left="1.1791in" ns3:margin-right="0in" ns3:text-indent="0in">
        <ns2:tab-stops>
          <ns2:tab-stop ns2:leader-style="dotted" ns2:leader-text="." ns2:position="4.8209in" ns2:type="right"/>
        </ns2:tab-stops>
      </ns2:paragraph-properties>
    </ns2:style>
    <ns2:style xmlns:ns2="urn:oasis:names:tc:opendocument:xmlns:style:1.0" ns2:family="paragraph" ns2:name="rststyle-contents-8" ns2:parent-style-name="Contents_20_8"/>
    <ns2:style xmlns:ns2="urn:oasis:names:tc:opendocument:xmlns:style:1.0" ns2:class="index" ns2:display-name="Contents 8" ns2:family="paragraph" ns2:name="Contents_20_8" ns2:parent-style-name="Index">
      <ns2:paragraph-properties xmlns:ns3="urn:oasis:names:tc:opendocument:xmlns:xsl-fo-compatible:1.0" ns2:auto-text-indent="false" ns3:margin-left="1.3756in" ns3:margin-right="0in" ns3:text-indent="0in">
        <ns2:tab-stops>
          <ns2:tab-stop ns2:leader-style="dotted" ns2:leader-text="." ns2:position="4.6244in" ns2:type="right"/>
        </ns2:tab-stops>
      </ns2:paragraph-properties>
    </ns2:style>
    <ns2:style xmlns:ns2="urn:oasis:names:tc:opendocument:xmlns:style:1.0" ns2:family="paragraph" ns2:name="rststyle-contents-9" ns2:parent-style-name="Contents_20_9"/>
    <ns2:style xmlns:ns2="urn:oasis:names:tc:opendocument:xmlns:style:1.0" ns2:class="index" ns2:display-name="Contents 9" ns2:family="paragraph" ns2:name="Contents_20_9" ns2:parent-style-name="Index">
      <ns2:paragraph-properties xmlns:ns3="urn:oasis:names:tc:opendocument:xmlns:xsl-fo-compatible:1.0" ns2:auto-text-indent="false" ns3:margin-left="1.572in" ns3:margin-right="0in" ns3:text-indent="0in">
        <ns2:tab-stops>
          <ns2:tab-stop ns2:leader-style="dotted" ns2:leader-text="." ns2:position="4.428in" ns2:type="right"/>
        </ns2:tab-stops>
      </ns2:paragraph-properties>
    </ns2:style>
    <ns2:style xmlns:ns2="urn:oasis:names:tc:opendocument:xmlns:style:1.0" ns2:family="paragraph" ns2:name="rststyle-contents-10" ns2:parent-style-name="Contents_20_10"/>
    <ns2:style xmlns:ns2="urn:oasis:names:tc:opendocument:xmlns:style:1.0" ns2:class="index" ns2:display-name="Contents 10" ns2:family="paragraph" ns2:name="Contents_20_10" ns2:parent-style-name="Index">
      <ns2:paragraph-properties xmlns:ns3="urn:oasis:names:tc:opendocument:xmlns:xsl-fo-compatible:1.0" ns2:auto-text-indent="false" ns3:margin-left="1.7689in" ns3:margin-right="0in" ns3:text-indent="0in">
        <ns2:tab-stops>
          <ns2:tab-stop ns2:leader-style="dotted" ns2:leader-text="." ns2:position="4.2311in" ns2:type="right"/>
        </ns2:tab-stops>
      </ns2:paragraph-properties>
    </ns2:style>
    <ns2:style xmlns:ns2="urn:oasis:names:tc:opendocument:xmlns:style:1.0" ns2:family="paragraph" ns2:name="rststyle-contents-heading" ns2:parent-style-name="Contents_20_Heading"/>
    <ns2:style xmlns:ns2="urn:oasis:names:tc:opendocument:xmlns:style:1.0" ns2:class="index" ns2:display-name="Contents Heading" ns2:family="paragraph" ns2:name="Contents_20_Heading" ns2:parent-style-name="Heading">
      <ns2:paragraph-properties xmlns:ns3="urn:oasis:names:tc:opendocument:xmlns:text:1.0" xmlns:ns4="urn:oasis:names:tc:opendocument:xmlns:xsl-fo-compatible:1.0" ns2:auto-text-indent="false" ns3:line-number="0" ns3:number-lines="false" ns4:margin-left="0in" ns4:margin-right="0in" ns4:text-indent="0in"/>
      <ns2:text-properties xmlns:ns3="urn:oasis:names:tc:opendocument:xmlns:xsl-fo-compatible:1.0" ns2:font-size-asian="16pt" ns2:font-size-complex="16pt" ns2:font-weight-asian="bold" ns2:font-weight-complex="bold" ns3:font-size="16pt" ns3:font-weight="bold"/>
    </ns2:style>
    <ns2:style xmlns:ns2="urn:oasis:names:tc:opendocument:xmlns:style:1.0" ns2:family="paragraph" ns2:name="rststyle-legend" ns2:parent-style-name="Text_20_body"/>
    <ns2:style xmlns:ns2="urn:oasis:names:tc:opendocument:xmlns:style:1.0" ns2:display-name="Numbering Symbols" ns2:family="text" ns2:name="Numbering_20_Symbols"/>
    <ns2:style xmlns:ns2="urn:oasis:names:tc:opendocument:xmlns:style:1.0" ns2:display-name="Bullet Symbols" ns2:family="text" ns2:name="Bullet_20_Symbols">
      <ns2:text-properties xmlns:ns3="urn:oasis:names:tc:opendocument:xmlns:xsl-fo-compatible:1.0" ns2:font-name="StarSymbol" ns2:font-name-asian="StarSymbol" ns2:font-name-complex="StarSymbol" ns2:font-size-asian="9pt" ns2:font-size-complex="9pt" ns3:font-size="9pt"/>
    </ns2:style>
    <ns2:style xmlns:ns2="urn:oasis:names:tc:opendocument:xmlns:style:1.0" ns2:family="text" ns2:name="Emphasis">
      <ns2:text-properties xmlns:ns3="urn:oasis:names:tc:opendocument:xmlns:xsl-fo-compatible:1.0" ns2:font-style-asian="italic" ns2:font-style-complex="italic" ns3:font-style="italic"/>
    </ns2:style>
    <ns2:style xmlns:ns2="urn:oasis:names:tc:opendocument:xmlns:style:1.0" ns2:family="text" ns2:name="Citation">
      <ns2:text-properties xmlns:ns3="urn:oasis:names:tc:opendocument:xmlns:xsl-fo-compatible:1.0" ns2:font-style-asian="italic" ns2:font-style-complex="italic" ns3:font-style="italic"/>
    </ns2:style>
    <ns2:style xmlns:ns2="urn:oasis:names:tc:opendocument:xmlns:style:1.0" ns2:family="text" ns2:name="Example">
      <ns2:text-properties ns2:font-name="Nimbus Mono L" ns2:font-name-asian="Nimbus Mono L" ns2:font-name-complex="Nimbus Mono L"/>
    </ns2:style>
    <ns2:style xmlns:ns2="urn:oasis:names:tc:opendocument:xmlns:style:1.0" ns2:family="text" ns2:name="Teletype">
      <ns2:text-properties ns2:font-name="Nimbus Mono L" ns2:font-name-asian="Nimbus Mono L" ns2:font-name-complex="Nimbus Mono L"/>
    </ns2:style>
    <ns2:style xmlns:ns2="urn:oasis:names:tc:opendocument:xmlns:style:1.0" ns2:family="text" ns2:name="rststyle-emphasis" ns2:parent-style-name="Emphasis">
      <ns2:text-properties ns2:font-weight-asian="normal" ns2:font-weight-complex="normal"/>
    </ns2:style>
    <ns2:style xmlns:ns2="urn:oasis:names:tc:opendocument:xmlns:style:1.0" ns2:family="text" ns2:name="rststyle-strong">
      <ns2:text-properties xmlns:ns3="urn:oasis:names:tc:opendocument:xmlns:xsl-fo-compatible:1.0" ns3:background-color="transparent" ns3:font-weight="bold"/>
    </ns2:style>
    <ns2:style xmlns:ns2="urn:oasis:names:tc:opendocument:xmlns:style:1.0" ns2:family="text" ns2:name="rststyle-inlineliteral" ns2:parent-style-name="Example">
      <ns2:text-properties xmlns:ns3="urn:oasis:names:tc:opendocument:xmlns:xsl-fo-compatible:1.0" ns3:background-color="#e6e6ff"/>
    </ns2:style>
    <ns2:style xmlns:ns2="urn:oasis:names:tc:opendocument:xmlns:style:1.0" ns2:family="text" ns2:name="rststyle-quotation" ns2:parent-style-name="Citation">
      <ns2:text-properties ns2:font-weight-asian="normal" ns2:font-weight-complex="normal"/>
    </ns2:style>
    <ns2:style xmlns:ns2="urn:oasis:names:tc:opendocument:xmlns:style:1.0" ns2:family="text" ns2:name="rststyle-codeblock-keyword" ns2:parent-style-name="Teletype">
      <ns2:text-properties xmlns:ns3="urn:oasis:names:tc:opendocument:xmlns:xsl-fo-compatible:1.0" ns3:background-color="#ccffff" ns3:color="#800000"/>
    </ns2:style>
    <ns2:style xmlns:ns2="urn:oasis:names:tc:opendocument:xmlns:style:1.0" ns2:family="text" ns2:name="rststyle-codeblock-string" ns2:parent-style-name="Teletype">
      <ns2:text-properties xmlns:ns3="urn:oasis:names:tc:opendocument:xmlns:xsl-fo-compatible:1.0" ns3:background-color="#ffffff"/>
    </ns2:style>
    <ns2:style xmlns:ns2="urn:oasis:names:tc:opendocument:xmlns:style:1.0" ns2:family="text" ns2:name="rststyle-codeblock-number" ns2:parent-style-name="Teletype">
      <ns2:text-properties xmlns:ns3="urn:oasis:names:tc:opendocument:xmlns:xsl-fo-compatible:1.0" ns3:background-color="#ccffff" ns3:color="#000080"/>
    </ns2:style>
    <ns2:style xmlns:ns2="urn:oasis:names:tc:opendocument:xmlns:style:1.0" ns2:family="text" ns2:name="rststyle-codeblock-comment" ns2:parent-style-name="Teletype">
      <ns2:text-properties xmlns:ns3="urn:oasis:names:tc:opendocument:xmlns:xsl-fo-compatible:1.0" ns3:background-color="#ffffff"/>
    </ns2:style>
    <ns2:style xmlns:ns2="urn:oasis:names:tc:opendocument:xmlns:style:1.0" ns2:family="text" ns2:name="rststyle-codeblock-classname" ns2:parent-style-name="Teletype">
      <ns2:text-properties xmlns:ns3="urn:oasis:names:tc:opendocument:xmlns:xsl-fo-compatible:1.0" ns3:background-color="#ccffff" ns3:color="#808000"/>
    </ns2:style>
    <ns2:style xmlns:ns2="urn:oasis:names:tc:opendocument:xmlns:style:1.0" ns2:family="text" ns2:name="rststyle-codeblock-functionname" ns2:parent-style-name="Teletype">
      <ns2:text-properties xmlns:ns3="urn:oasis:names:tc:opendocument:xmlns:xsl-fo-compatible:1.0" ns3:background-color="#ccffff" ns3:color="#808000"/>
    </ns2:style>
    <ns2:style xmlns:ns2="urn:oasis:names:tc:opendocument:xmlns:style:1.0" ns2:family="text" ns2:name="rststyle-codeblock-operator" ns2:parent-style-name="Teletype">
      <ns2:text-properties xmlns:ns3="urn:oasis:names:tc:opendocument:xmlns:xsl-fo-compatible:1.0" ns3:background-color="#ccffff" ns3:color="#cccc00"/>
    </ns2:style>
    <ns2:style xmlns:ns2="urn:oasis:names:tc:opendocument:xmlns:style:1.0" ns2:family="text" ns2:name="rststyle-codeblock-name" ns2:parent-style-name="Teletype">
      <ns2:text-properties xmlns:ns3="urn:oasis:names:tc:opendocument:xmlns:xsl-fo-compatible:1.0" ns3:background-color="#ccffff" ns3:color="#808000"/>
    </ns2:style>
    <ns2:style xmlns:ns2="urn:oasis:names:tc:opendocument:xmlns:style:1.0" ns2:family="text" ns2:name="rststyle-subscript">
      <ns2:text-properties ns2:text-position="sub 58%"/>
    </ns2:style>
    <ns2:style xmlns:ns2="urn:oasis:names:tc:opendocument:xmlns:style:1.0" ns2:family="text" ns2:name="rststyle-superscript">
      <ns2:text-properties ns2:text-position="super 58%"/>
    </ns2:style>
    <ns2:style xmlns:ns2="urn:oasis:names:tc:opendocument:xmlns:style:1.0" ns2:family="graphic" ns2:name="Graphics">
      <ns2:graphic-properties xmlns:ns3="urn:oasis:names:tc:opendocument:xmlns:svg-compatible:1.0" xmlns:ns4="urn:oasis:names:tc:opendocument:xmlns:text:1.0" ns2:horizontal-pos="center" ns2:horizontal-rel="paragraph" ns2:number-wrapped-paragraphs="no-limit" ns2:vertical-pos="top" ns2:vertical-rel="paragraph" ns2:wrap="dynamic" ns2:wrap-contour="false" ns3:x="0in" ns3:y="0in" ns4:anchor-type="paragraph"/>
    </ns2:style>
    <ns2:style xmlns:ns2="urn:oasis:names:tc:opendocument:xmlns:style:1.0" ns2:family="graphic" ns2:name="rststyle-image" ns2:parent-style-name="Graphics"/>
    <ns2:style xmlns:ns2="urn:oasis:names:tc:opendocument:xmlns:style:1.0" ns2:family="graphic" ns2:name="rststyle-figureframe" ns2:parent-style-name="Frame">
      <ns2:graphic-properties ns2:shadow="none"/>
    </ns2:style>
    <ns2:style xmlns:ns2="urn:oasis:names:tc:opendocument:xmlns:style:1.0" ns2:family="graphic" ns2:name="Frame">
      <ns2:graphic-properties xmlns:ns3="urn:oasis:names:tc:opendocument:xmlns:svg-compatible:1.0" xmlns:ns4="urn:oasis:names:tc:opendocument:xmlns:text:1.0" xmlns:ns5="urn:oasis:names:tc:opendocument:xmlns:xsl-fo-compatible:1.0" ns2:horizontal-pos="center" ns2:horizontal-rel="paragraph-content" ns2:number-wrapped-paragraphs="no-limit" ns2:vertical-pos="top" ns2:vertical-rel="paragraph-content" ns2:wrap="parallel" ns2:wrap-contour="false" ns3:x="0in" ns3:y="0in" ns4:anchor-type="paragraph" ns5:border="0.0008in solid #000000" ns5:margin-bottom="0.0791in" ns5:margin-left="0.0791in" ns5:margin-right="0.0791in" ns5:margin-top="0.0791in" ns5:padding="0.0591in"/>
    </ns2:style>
    <ns2:outline-style xmlns:ns2="urn:oasis:names:tc:opendocument:xmlns:text:1.0" xmlns:ns3="urn:oasis:names:tc:opendocument:xmlns:style:1.0" ns3:name="Outline">
      <ns2:outline-level-style ns3:num-format="" ns2:level="1">
        <ns3:list-level-properties ns2:min-label-distance="0.15in"/>
      </ns2:outline-level-style>
      <ns2:outline-level-style ns3:num-format="" ns2:level="2">
        <ns3:list-level-properties ns2:min-label-distance="0.15in"/>
      </ns2:outline-level-style>
      <ns2:outline-level-style ns3:num-format="" ns2:level="3">
        <ns3:list-level-properties ns2:min-label-distance="0.15in"/>
      </ns2:outline-level-style>
      <ns2:outline-level-style ns3:num-format="" ns2:level="4">
        <ns3:list-level-properties ns2:min-label-distance="0.15in"/>
      </ns2:outline-level-style>
      <ns2:outline-level-style ns3:num-format="" ns2:level="5">
        <ns3:list-level-properties ns2:min-label-distance="0.15in"/>
      </ns2:outline-level-style>
      <ns2:outline-level-style ns3:num-format="" ns2:level="6">
        <ns3:list-level-properties ns2:min-label-distance="0.15in"/>
      </ns2:outline-level-style>
      <ns2:outline-level-style ns3:num-format="" ns2:level="7">
        <ns3:list-level-properties ns2:min-label-distance="0.15in"/>
      </ns2:outline-level-style>
      <ns2:outline-level-style ns3:num-format="" ns2:level="8">
        <ns3:list-level-properties ns2:min-label-distance="0.15in"/>
      </ns2:outline-level-style>
      <ns2:outline-level-style ns3:num-format="" ns2:level="9">
        <ns3:list-level-properties ns2:min-label-distance="0.15in"/>
      </ns2:outline-level-style>
      <ns2:outline-level-style ns3:num-format="" ns2:level="10">
        <ns3:list-level-properties ns2:min-label-distance="0.15in"/>
      </ns2:outline-level-style>
    </ns2:outline-style>
    <ns2:list-style xmlns:ns2="urn:oasis:names:tc:opendocument:xmlns:text:1.0" xmlns:ns3="urn:oasis:names:tc:opendocument:xmlns:style:1.0" ns3:name="rststyle-enumlist">
      <ns2:list-level-style-number ns3:num-format="1" ns3:num-suffix="." ns2:level="1" ns2:style-name="Numbering_20_Symbols">
        <ns3:list-level-properties ns2:min-label-width="0.25in" ns2:space-before="0.25in"/>
      </ns2:list-level-style-number>
      <ns2:list-level-style-number ns3:num-format="1" ns3:num-suffix="." ns2:level="2" ns2:style-name="Numbering_20_Symbols">
        <ns3:list-level-properties ns2:min-label-width="0.25in" ns2:space-before="0.5in"/>
      </ns2:list-level-style-number>
      <ns2:list-level-style-number ns3:num-format="1" ns3:num-suffix="." ns2:level="3" ns2:style-name="Numbering_20_Symbols">
        <ns3:list-level-properties ns2:min-label-width="0.25in" ns2:space-before="0.75in"/>
      </ns2:list-level-style-number>
      <ns2:list-level-style-number ns3:num-format="1" ns3:num-suffix="." ns2:level="4" ns2:style-name="Numbering_20_Symbols">
        <ns3:list-level-properties ns2:min-label-width="0.25in" ns2:space-before="1in"/>
      </ns2:list-level-style-number>
      <ns2:list-level-style-number ns3:num-format="1" ns3:num-suffix="." ns2:level="5" ns2:style-name="Numbering_20_Symbols">
        <ns3:list-level-properties ns2:min-label-width="0.25in" ns2:space-before="1.25in"/>
      </ns2:list-level-style-number>
      <ns2:list-level-style-number ns3:num-format="1" ns3:num-suffix="." ns2:level="6" ns2:style-name="Numbering_20_Symbols">
        <ns3:list-level-properties ns2:min-label-width="0.25in" ns2:space-before="1.5in"/>
      </ns2:list-level-style-number>
      <ns2:list-level-style-number ns3:num-format="1" ns3:num-suffix="." ns2:level="7" ns2:style-name="Numbering_20_Symbols">
        <ns3:list-level-properties ns2:min-label-width="0.25in" ns2:space-before="1.75in"/>
      </ns2:list-level-style-number>
      <ns2:list-level-style-number ns3:num-format="1" ns3:num-suffix="." ns2:level="8" ns2:style-name="Numbering_20_Symbols">
        <ns3:list-level-properties ns2:min-label-width="0.25in" ns2:space-before="2in"/>
      </ns2:list-level-style-number>
      <ns2:list-level-style-number ns3:num-format="1" ns3:num-suffix="." ns2:level="9" ns2:style-name="Numbering_20_Symbols">
        <ns3:list-level-properties ns2:min-label-width="0.25in" ns2:space-before="2.25in"/>
      </ns2:list-level-style-number>
      <ns2:list-level-style-number ns3:num-format="1" ns3:num-suffix="." ns2:level="10" ns2:style-name="Numbering_20_Symbols">
        <ns3:list-level-properties ns2:min-label-width="0.25in" ns2:space-before="2.5in"/>
      </ns2:list-level-style-number>
    </ns2:list-style>
    <ns2:list-style xmlns:ns2="urn:oasis:names:tc:opendocument:xmlns:text:1.0" xmlns:ns3="urn:oasis:names:tc:opendocument:xmlns:style:1.0" ns3:name="rststyle-bulletlist">
      <ns2:list-level-style-bullet ns3:num-suffix="." ns2:bullet-char="●" ns2:level="1" ns2:style-name="Bullet_20_Symbols">
        <ns3:list-level-properties ns2:min-label-width="0.25in" ns2:space-before="0.25in"/>
        <ns3:text-properties ns3:font-name="StarSymbol"/>
      </ns2:list-level-style-bullet>
      <ns2:list-level-style-bullet ns3:num-suffix="." ns2:bullet-char="○" ns2:level="2" ns2:style-name="Bullet_20_Symbols">
        <ns3:list-level-properties ns2:min-label-width="0.25in" ns2:space-before="0.5in"/>
        <ns3:text-properties ns3:font-name="StarSymbol"/>
      </ns2:list-level-style-bullet>
      <ns2:list-level-style-bullet ns3:num-suffix="." ns2:bullet-char="■" ns2:level="3" ns2:style-name="Bullet_20_Symbols">
        <ns3:list-level-properties ns2:min-label-width="0.25in" ns2:space-before="0.75in"/>
        <ns3:text-properties ns3:font-name="StarSymbol"/>
      </ns2:list-level-style-bullet>
      <ns2:list-level-style-bullet ns3:num-suffix="." ns2:bullet-char="●" ns2:level="4" ns2:style-name="Bullet_20_Symbols">
        <ns3:list-level-properties ns2:min-label-width="0.25in" ns2:space-before="1in"/>
        <ns3:text-properties ns3:font-name="StarSymbol"/>
      </ns2:list-level-style-bullet>
      <ns2:list-level-style-bullet ns3:num-suffix="." ns2:bullet-char="○" ns2:level="5" ns2:style-name="Bullet_20_Symbols">
        <ns3:list-level-properties ns2:min-label-width="0.25in" ns2:space-before="1.25in"/>
        <ns3:text-properties ns3:font-name="StarSymbol"/>
      </ns2:list-level-style-bullet>
      <ns2:list-level-style-bullet ns3:num-suffix="." ns2:bullet-char="■" ns2:level="6" ns2:style-name="Bullet_20_Symbols">
        <ns3:list-level-properties ns2:min-label-width="0.25in" ns2:space-before="1.5in"/>
        <ns3:text-properties ns3:font-name="StarSymbol"/>
      </ns2:list-level-style-bullet>
      <ns2:list-level-style-bullet ns3:num-suffix="." ns2:bullet-char="●" ns2:level="7" ns2:style-name="Bullet_20_Symbols">
        <ns3:list-level-properties ns2:min-label-width="0.25in" ns2:space-before="1.75in"/>
        <ns3:text-properties ns3:font-name="StarSymbol"/>
      </ns2:list-level-style-bullet>
      <ns2:list-level-style-bullet ns3:num-suffix="." ns2:bullet-char="○" ns2:level="8" ns2:style-name="Bullet_20_Symbols">
        <ns3:list-level-properties ns2:min-label-width="0.25in" ns2:space-before="2in"/>
        <ns3:text-properties ns3:font-name="StarSymbol"/>
      </ns2:list-level-style-bullet>
      <ns2:list-level-style-bullet ns3:num-suffix="." ns2:bullet-char="■" ns2:level="9" ns2:style-name="Bullet_20_Symbols">
        <ns3:list-level-properties ns2:min-label-width="0.25in" ns2:space-before="2.25in"/>
        <ns3:text-properties ns3:font-name="StarSymbol"/>
      </ns2:list-level-style-bullet>
      <ns2:list-level-style-bullet ns3:num-suffix="." ns2:bullet-char="●" ns2:level="10" ns2:style-name="Bullet_20_Symbols">
        <ns3:list-level-properties ns2:min-label-width="0.25in" ns2:space-before="2.5in"/>
        <ns3:text-properties ns3:font-name="StarSymbol"/>
      </ns2:list-level-style-bullet>
    </ns2:list-style>
    <ns2:list-style xmlns:ns2="urn:oasis:names:tc:opendocument:xmlns:text:1.0" xmlns:ns3="urn:oasis:names:tc:opendocument:xmlns:style:1.0" ns3:name="rststyle-tocenumlist">
      <ns2:list-level-style-number ns3:num-format="1" ns3:num-prefix=" " ns3:num-suffix=" " ns2:level="1" ns2:style-name="Numbering_20_Symbols">
        <ns3:list-level-properties ns2:min-label-width="0.25in" ns2:space-before="0.25in"/>
      </ns2:list-level-style-number>
      <ns2:list-level-style-number ns3:num-format="1" ns3:num-prefix=" " ns3:num-suffix=" " ns2:display-levels="2" ns2:level="2" ns2:style-name="Numbering_20_Symbols">
        <ns3:list-level-properties ns2:min-label-width="0.25in" ns2:space-before="0.5in"/>
      </ns2:list-level-style-number>
      <ns2:list-level-style-number ns3:num-format="1" ns3:num-prefix=" " ns3:num-suffix=" " ns2:display-levels="3" ns2:level="3" ns2:style-name="Numbering_20_Symbols">
        <ns3:list-level-properties ns2:min-label-width="0.25in" ns2:space-before="0.75in"/>
      </ns2:list-level-style-number>
      <ns2:list-level-style-number ns3:num-format="1" ns3:num-prefix=" " ns3:num-suffix=" " ns2:display-levels="4" ns2:level="4" ns2:style-name="Numbering_20_Symbols">
        <ns3:list-level-properties ns2:min-label-width="0.25in" ns2:space-before="1in"/>
      </ns2:list-level-style-number>
      <ns2:list-level-style-number ns3:num-format="1" ns3:num-prefix=" " ns3:num-suffix=" " ns2:display-levels="5" ns2:level="5" ns2:style-name="Numbering_20_Symbols">
        <ns3:list-level-properties ns2:min-label-width="0.25in" ns2:space-before="1.25in"/>
      </ns2:list-level-style-number>
      <ns2:list-level-style-number ns3:num-format="1" ns3:num-prefix=" " ns3:num-suffix=" " ns2:display-levels="6" ns2:level="6" ns2:style-name="Numbering_20_Symbols">
        <ns3:list-level-properties ns2:min-label-width="0.25in" ns2:space-before="1.5in"/>
      </ns2:list-level-style-number>
      <ns2:list-level-style-number ns3:num-format="1" ns3:num-prefix=" " ns3:num-suffix=" " ns2:display-levels="7" ns2:level="7" ns2:style-name="Numbering_20_Symbols">
        <ns3:list-level-properties ns2:min-label-width="0.25in" ns2:space-before="1.75in"/>
      </ns2:list-level-style-number>
      <ns2:list-level-style-number ns3:num-format="1" ns3:num-prefix=" " ns3:num-suffix=" " ns2:display-levels="8" ns2:level="8" ns2:style-name="Numbering_20_Symbols">
        <ns3:list-level-properties ns2:min-label-width="0.25in" ns2:space-before="2in"/>
      </ns2:list-level-style-number>
      <ns2:list-level-style-number ns3:num-format="1" ns3:num-prefix=" " ns3:num-suffix=" " ns2:display-levels="9" ns2:level="9" ns2:style-name="Numbering_20_Symbols">
        <ns3:list-level-properties ns2:min-label-width="0.25in" ns2:space-before="2.25in"/>
      </ns2:list-level-style-number>
      <ns2:list-level-style-number ns3:num-format="1" ns3:num-prefix=" " ns3:num-suffix=" " ns2:display-levels="10" ns2:level="10" ns2:style-name="Numbering_20_Symbols">
        <ns3:list-level-properties ns2:min-label-width="0.25in" ns2:space-before="2.5in"/>
      </ns2:list-level-style-number>
    </ns2:list-style>
    <ns2:list-style xmlns:ns2="urn:oasis:names:tc:opendocument:xmlns:text:1.0" xmlns:ns3="urn:oasis:names:tc:opendocument:xmlns:style:1.0" ns3:name="rststyle-tocbulletlist">
      <ns2:list-level-style-bullet ns3:num-prefix=" " ns3:num-suffix="." ns2:bullet-char="●" ns2:level="1" ns2:style-name="Bullet_20_Symbols">
        <ns3:list-level-properties ns2:min-label-width="0.25in" ns2:space-before="0.25in"/>
        <ns3:text-properties ns3:font-name="StarSymbol"/>
      </ns2:list-level-style-bullet>
      <ns2:list-level-style-bullet ns3:num-prefix=" " ns3:num-suffix="." ns2:bullet-char="●" ns2:level="2" ns2:style-name="Bullet_20_Symbols">
        <ns3:list-level-properties ns2:min-label-width="0.25in" ns2:space-before="0.5in"/>
        <ns3:text-properties ns3:font-name="StarSymbol"/>
      </ns2:list-level-style-bullet>
      <ns2:list-level-style-bullet ns3:num-prefix=" " ns3:num-suffix=")" ns2:bullet-char="●" ns2:level="3" ns2:style-name="Bullet_20_Symbols">
        <ns3:list-level-properties ns2:min-label-width="0.25in" ns2:space-before="0.75in"/>
        <ns3:text-properties ns3:font-name="StarSymbol"/>
      </ns2:list-level-style-bullet>
      <ns2:list-level-style-bullet ns3:num-prefix=" " ns3:num-suffix=" " ns2:bullet-char="●" ns2:level="4" ns2:style-name="Bullet_20_Symbols">
        <ns3:list-level-properties ns2:min-label-width="0.25in" ns2:space-before="1in"/>
        <ns3:text-properties ns3:font-name="StarSymbol"/>
      </ns2:list-level-style-bullet>
      <ns2:list-level-style-bullet ns3:num-prefix=" " ns3:num-suffix=" " ns2:bullet-char="●" ns2:level="5" ns2:style-name="Bullet_20_Symbols">
        <ns3:list-level-properties ns2:min-label-width="0.25in" ns2:space-before="1.25in"/>
        <ns3:text-properties ns3:font-name="StarSymbol"/>
      </ns2:list-level-style-bullet>
      <ns2:list-level-style-bullet ns3:num-prefix=" " ns3:num-suffix=" " ns2:bullet-char="●" ns2:level="6" ns2:style-name="Bullet_20_Symbols">
        <ns3:list-level-properties ns2:min-label-width="0.25in" ns2:space-before="1.5in"/>
        <ns3:text-properties ns3:font-name="StarSymbol"/>
      </ns2:list-level-style-bullet>
      <ns2:list-level-style-bullet ns3:num-prefix=" " ns3:num-suffix=" " ns2:bullet-char="●" ns2:level="7" ns2:style-name="Bullet_20_Symbols">
        <ns3:list-level-properties ns2:min-label-width="0.25in" ns2:space-before="1.75in"/>
        <ns3:text-properties ns3:font-name="StarSymbol"/>
      </ns2:list-level-style-bullet>
      <ns2:list-level-style-bullet ns3:num-prefix=" " ns3:num-suffix=" " ns2:bullet-char="●" ns2:level="8" ns2:style-name="Bullet_20_Symbols">
        <ns3:list-level-properties ns2:min-label-width="0.25in" ns2:space-before="2in"/>
        <ns3:text-properties ns3:font-name="StarSymbol"/>
      </ns2:list-level-style-bullet>
      <ns2:list-level-style-bullet ns3:num-prefix=" " ns3:num-suffix=" " ns2:bullet-char="●" ns2:level="9" ns2:style-name="Bullet_20_Symbols">
        <ns3:list-level-properties ns2:min-label-width="0.25in" ns2:space-before="2.25in"/>
        <ns3:text-properties ns3:font-name="StarSymbol"/>
      </ns2:list-level-style-bullet>
      <ns2:list-level-style-bullet ns3:num-prefix=" " ns3:num-suffix=" " ns2:bullet-char="●" ns2:level="10" ns2:style-name="Bullet_20_Symbols">
        <ns3:list-level-properties ns2:min-label-width="0.25in" ns2:space-before="2.5in"/>
        <ns3:text-properties ns3:font-name="StarSymbol"/>
      </ns2:list-level-style-bullet>
    </ns2:list-style>
    <ns2:list-style xmlns:ns2="urn:oasis:names:tc:opendocument:xmlns:text:1.0" xmlns:ns3="urn:oasis:names:tc:opendocument:xmlns:style:1.0" ns3:name="rststyle-blockquote-bulletlist">
      <ns2:list-level-style-bullet ns3:num-suffix="." ns2:bullet-char="●" ns2:level="1" ns2:style-name="Bullet_20_Symbols">
        <ns3:list-level-properties ns2:min-label-width="0.25in" ns2:space-before="0.25in"/>
        <ns3:text-properties ns3:font-name="StarSymbol"/>
      </ns2:list-level-style-bullet>
      <ns2:list-level-style-bullet ns3:num-suffix="." ns2:bullet-char="●" ns2:level="2" ns2:style-name="Bullet_20_Symbols">
        <ns3:list-level-properties ns2:min-label-width="0.25in" ns2:space-before="0.5in"/>
        <ns3:text-properties ns3:font-name="StarSymbol"/>
      </ns2:list-level-style-bullet>
      <ns2:list-level-style-bullet ns3:num-suffix="." ns2:bullet-char="●" ns2:level="3" ns2:style-name="Bullet_20_Symbols">
        <ns3:list-level-properties ns2:min-label-width="0.25in" ns2:space-before="0.75in"/>
        <ns3:text-properties ns3:font-name="StarSymbol"/>
      </ns2:list-level-style-bullet>
      <ns2:list-level-style-bullet ns3:num-suffix="." ns2:bullet-char="●" ns2:level="4" ns2:style-name="Bullet_20_Symbols">
        <ns3:list-level-properties ns2:min-label-width="0.25in" ns2:space-before="1in"/>
        <ns3:text-properties ns3:font-name="StarSymbol"/>
      </ns2:list-level-style-bullet>
      <ns2:list-level-style-bullet ns3:num-suffix="." ns2:bullet-char="●" ns2:level="5" ns2:style-name="Bullet_20_Symbols">
        <ns3:list-level-properties ns2:min-label-width="0.25in" ns2:space-before="1.25in"/>
        <ns3:text-properties ns3:font-name="StarSymbol"/>
      </ns2:list-level-style-bullet>
      <ns2:list-level-style-bullet ns3:num-suffix="." ns2:bullet-char="●" ns2:level="6" ns2:style-name="Bullet_20_Symbols">
        <ns3:list-level-properties ns2:min-label-width="0.25in" ns2:space-before="1.5in"/>
        <ns3:text-properties ns3:font-name="StarSymbol"/>
      </ns2:list-level-style-bullet>
      <ns2:list-level-style-bullet ns3:num-suffix="." ns2:bullet-char="●" ns2:level="7" ns2:style-name="Bullet_20_Symbols">
        <ns3:list-level-properties ns2:min-label-width="0.25in" ns2:space-before="1.75in"/>
        <ns3:text-properties ns3:font-name="StarSymbol"/>
      </ns2:list-level-style-bullet>
      <ns2:list-level-style-bullet ns3:num-suffix="." ns2:bullet-char="●" ns2:level="8" ns2:style-name="Bullet_20_Symbols">
        <ns3:list-level-properties ns2:min-label-width="0.25in" ns2:space-before="2in"/>
        <ns3:text-properties ns3:font-name="StarSymbol"/>
      </ns2:list-level-style-bullet>
      <ns2:list-level-style-bullet ns3:num-suffix="." ns2:bullet-char="●" ns2:level="9" ns2:style-name="Bullet_20_Symbols">
        <ns3:list-level-properties ns2:min-label-width="0.25in" ns2:space-before="2.25in"/>
        <ns3:text-properties ns3:font-name="StarSymbol"/>
      </ns2:list-level-style-bullet>
      <ns2:list-level-style-bullet ns3:num-suffix="." ns2:bullet-char="●" ns2:level="10" ns2:style-name="Bullet_20_Symbols">
        <ns3:list-level-properties ns2:min-label-width="0.25in" ns2:space-before="2.5in"/>
        <ns3:text-properties ns3:font-name="StarSymbol"/>
      </ns2:list-level-style-bullet>
    </ns2:list-style>
    <ns2:list-style xmlns:ns2="urn:oasis:names:tc:opendocument:xmlns:text:1.0" xmlns:ns3="urn:oasis:names:tc:opendocument:xmlns:style:1.0" ns3:name="rststyle-blockquote-enumlist">
      <ns2:list-level-style-number ns3:num-format="1" ns3:num-suffix="." ns2:level="1">
        <ns3:list-level-properties ns2:min-label-width="0.25in" ns2:space-before="0.25in"/>
      </ns2:list-level-style-number>
      <ns2:list-level-style-number ns3:num-format="1" ns3:num-suffix="." ns2:level="2">
        <ns3:list-level-properties ns2:min-label-width="0.25in" ns2:space-before="0.5in"/>
      </ns2:list-level-style-number>
      <ns2:list-level-style-number ns3:num-format="1" ns3:num-suffix="." ns2:level="3">
        <ns3:list-level-properties ns2:min-label-width="0.25in" ns2:space-before="0.75in"/>
      </ns2:list-level-style-number>
      <ns2:list-level-style-number ns3:num-format="1" ns3:num-suffix="." ns2:level="4">
        <ns3:list-level-properties ns2:min-label-width="0.25in" ns2:space-before="1in"/>
      </ns2:list-level-style-number>
      <ns2:list-level-style-number ns3:num-format="1" ns3:num-suffix="." ns2:level="5">
        <ns3:list-level-properties ns2:min-label-width="0.25in" ns2:space-before="1.25in"/>
      </ns2:list-level-style-number>
      <ns2:list-level-style-number ns3:num-format="1" ns3:num-suffix="." ns2:level="6">
        <ns3:list-level-properties ns2:min-label-width="0.25in" ns2:space-before="1.5in"/>
      </ns2:list-level-style-number>
      <ns2:list-level-style-number ns3:num-format="1" ns3:num-suffix="." ns2:level="7">
        <ns3:list-level-properties ns2:min-label-width="0.25in" ns2:space-before="1.75in"/>
      </ns2:list-level-style-number>
      <ns2:list-level-style-number ns3:num-format="1" ns3:num-suffix="." ns2:level="8">
        <ns3:list-level-properties ns2:min-label-width="0.25in" ns2:space-before="2in"/>
      </ns2:list-level-style-number>
      <ns2:list-level-style-number ns3:num-format="1" ns3:num-suffix="." ns2:level="9">
        <ns3:list-level-properties ns2:min-label-width="0.25in" ns2:space-before="2.25in"/>
      </ns2:list-level-style-number>
      <ns2:list-level-style-number ns3:num-format="1" ns3:num-suffix="." ns2:level="10">
        <ns3:list-level-properties ns2:min-label-width="0.25in" ns2:space-before="2.5in"/>
      </ns2:list-level-style-number>
    </ns2:list-style>
    <ns2:list-style xmlns:ns2="urn:oasis:names:tc:opendocument:xmlns:text:1.0" xmlns:ns3="urn:oasis:names:tc:opendocument:xmlns:style:1.0" ns3:name="rststyle-highlights-bulletlist">
      <ns2:list-level-style-bullet ns3:num-suffix="." ns2:bullet-char="●" ns2:level="1" ns2:style-name="Bullet_20_Symbols">
        <ns3:list-level-properties ns2:min-label-width="0.25in" ns2:space-before="0.25in"/>
        <ns3:text-properties ns3:font-name="StarSymbol"/>
      </ns2:list-level-style-bullet>
      <ns2:list-level-style-bullet ns3:num-suffix="." ns2:bullet-char="●" ns2:level="2" ns2:style-name="Bullet_20_Symbols">
        <ns3:list-level-properties ns2:min-label-width="0.25in" ns2:space-before="0.5in"/>
        <ns3:text-properties ns3:font-name="StarSymbol"/>
      </ns2:list-level-style-bullet>
      <ns2:list-level-style-bullet ns3:num-suffix="." ns2:bullet-char="●" ns2:level="3" ns2:style-name="Bullet_20_Symbols">
        <ns3:list-level-properties ns2:min-label-width="0.25in" ns2:space-before="0.75in"/>
        <ns3:text-properties ns3:font-name="StarSymbol"/>
      </ns2:list-level-style-bullet>
      <ns2:list-level-style-bullet ns3:num-suffix="." ns2:bullet-char="●" ns2:level="4" ns2:style-name="Bullet_20_Symbols">
        <ns3:list-level-properties ns2:min-label-width="0.25in" ns2:space-before="1in"/>
        <ns3:text-properties ns3:font-name="StarSymbol"/>
      </ns2:list-level-style-bullet>
      <ns2:list-level-style-bullet ns3:num-suffix="." ns2:bullet-char="●" ns2:level="5" ns2:style-name="Bullet_20_Symbols">
        <ns3:list-level-properties ns2:min-label-width="0.25in" ns2:space-before="1.25in"/>
        <ns3:text-properties ns3:font-name="StarSymbol"/>
      </ns2:list-level-style-bullet>
      <ns2:list-level-style-bullet ns3:num-suffix="." ns2:bullet-char="●" ns2:level="6" ns2:style-name="Bullet_20_Symbols">
        <ns3:list-level-properties ns2:min-label-width="0.25in" ns2:space-before="1.5in"/>
        <ns3:text-properties ns3:font-name="StarSymbol"/>
      </ns2:list-level-style-bullet>
      <ns2:list-level-style-bullet ns3:num-suffix="." ns2:bullet-char="●" ns2:level="7" ns2:style-name="Bullet_20_Symbols">
        <ns3:list-level-properties ns2:min-label-width="0.25in" ns2:space-before="1.75in"/>
        <ns3:text-properties ns3:font-name="StarSymbol"/>
      </ns2:list-level-style-bullet>
      <ns2:list-level-style-bullet ns3:num-suffix="." ns2:bullet-char="●" ns2:level="8" ns2:style-name="Bullet_20_Symbols">
        <ns3:list-level-properties ns2:min-label-width="0.25in" ns2:space-before="2in"/>
        <ns3:text-properties ns3:font-name="StarSymbol"/>
      </ns2:list-level-style-bullet>
      <ns2:list-level-style-bullet ns3:num-suffix="." ns2:bullet-char="●" ns2:level="9" ns2:style-name="Bullet_20_Symbols">
        <ns3:list-level-properties ns2:min-label-width="0.25in" ns2:space-before="2.25in"/>
        <ns3:text-properties ns3:font-name="StarSymbol"/>
      </ns2:list-level-style-bullet>
      <ns2:list-level-style-bullet ns3:num-suffix="." ns2:bullet-char="●" ns2:level="10" ns2:style-name="Bullet_20_Symbols">
        <ns3:list-level-properties ns2:min-label-width="0.25in" ns2:space-before="2.5in"/>
        <ns3:text-properties ns3:font-name="StarSymbol"/>
      </ns2:list-level-style-bullet>
    </ns2:list-style>
    <ns2:list-style xmlns:ns2="urn:oasis:names:tc:opendocument:xmlns:text:1.0" xmlns:ns3="urn:oasis:names:tc:opendocument:xmlns:style:1.0" ns3:name="rststyle-highlights-enumlist">
      <ns2:list-level-style-number ns3:num-format="1" ns3:num-suffix="." ns2:level="1">
        <ns3:list-level-properties ns2:min-label-width="0.25in" ns2:space-before="0.25in"/>
      </ns2:list-level-style-number>
      <ns2:list-level-style-number ns3:num-format="1" ns3:num-suffix="." ns2:level="2">
        <ns3:list-level-properties ns2:min-label-width="0.25in" ns2:space-before="0.5in"/>
      </ns2:list-level-style-number>
      <ns2:list-level-style-number ns3:num-format="1" ns3:num-suffix="." ns2:level="3">
        <ns3:list-level-properties ns2:min-label-width="0.25in" ns2:space-before="0.75in"/>
      </ns2:list-level-style-number>
      <ns2:list-level-style-number ns3:num-format="1" ns3:num-suffix="." ns2:level="4">
        <ns3:list-level-properties ns2:min-label-width="0.25in" ns2:space-before="1in"/>
      </ns2:list-level-style-number>
      <ns2:list-level-style-number ns3:num-format="1" ns3:num-suffix="." ns2:level="5">
        <ns3:list-level-properties ns2:min-label-width="0.25in" ns2:space-before="1.25in"/>
      </ns2:list-level-style-number>
      <ns2:list-level-style-number ns3:num-format="1" ns3:num-suffix="." ns2:level="6">
        <ns3:list-level-properties ns2:min-label-width="0.25in" ns2:space-before="1.5in"/>
      </ns2:list-level-style-number>
      <ns2:list-level-style-number ns3:num-format="1" ns3:num-suffix="." ns2:level="7">
        <ns3:list-level-properties ns2:min-label-width="0.25in" ns2:space-before="1.75in"/>
      </ns2:list-level-style-number>
      <ns2:list-level-style-number ns3:num-format="1" ns3:num-suffix="." ns2:level="8">
        <ns3:list-level-properties ns2:min-label-width="0.25in" ns2:space-before="2in"/>
      </ns2:list-level-style-number>
      <ns2:list-level-style-number ns3:num-format="1" ns3:num-suffix="." ns2:level="9">
        <ns3:list-level-properties ns2:min-label-width="0.25in" ns2:space-before="2.25in"/>
      </ns2:list-level-style-number>
      <ns2:list-level-style-number ns3:num-format="1" ns3:num-suffix="." ns2:level="10">
        <ns3:list-level-properties ns2:min-label-width="0.25in" ns2:space-before="2.5in"/>
      </ns2:list-level-style-number>
    </ns2:list-style>
    <ns2:list-style xmlns:ns2="urn:oasis:names:tc:opendocument:xmlns:text:1.0" xmlns:ns3="urn:oasis:names:tc:opendocument:xmlns:style:1.0" ns3:name="rststyle-epigraph-bulletlist">
      <ns2:list-level-style-bullet ns3:num-suffix="." ns2:bullet-char="●" ns2:level="1" ns2:style-name="Bullet_20_Symbols">
        <ns3:list-level-properties ns2:min-label-width="0.25in" ns2:space-before="0.25in"/>
        <ns3:text-properties ns3:font-name="StarSymbol"/>
      </ns2:list-level-style-bullet>
      <ns2:list-level-style-bullet ns3:num-suffix="." ns2:bullet-char="●" ns2:level="2" ns2:style-name="Bullet_20_Symbols">
        <ns3:list-level-properties ns2:min-label-width="0.25in" ns2:space-before="0.5in"/>
        <ns3:text-properties ns3:font-name="StarSymbol"/>
      </ns2:list-level-style-bullet>
      <ns2:list-level-style-bullet ns3:num-suffix="." ns2:bullet-char="●" ns2:level="3" ns2:style-name="Bullet_20_Symbols">
        <ns3:list-level-properties ns2:min-label-width="0.25in" ns2:space-before="0.75in"/>
        <ns3:text-properties ns3:font-name="StarSymbol"/>
      </ns2:list-level-style-bullet>
      <ns2:list-level-style-bullet ns3:num-suffix="." ns2:bullet-char="●" ns2:level="4" ns2:style-name="Bullet_20_Symbols">
        <ns3:list-level-properties ns2:min-label-width="0.25in" ns2:space-before="1in"/>
        <ns3:text-properties ns3:font-name="StarSymbol"/>
      </ns2:list-level-style-bullet>
      <ns2:list-level-style-bullet ns3:num-suffix="." ns2:bullet-char="●" ns2:level="5" ns2:style-name="Bullet_20_Symbols">
        <ns3:list-level-properties ns2:min-label-width="0.25in" ns2:space-before="1.25in"/>
        <ns3:text-properties ns3:font-name="StarSymbol"/>
      </ns2:list-level-style-bullet>
      <ns2:list-level-style-bullet ns3:num-suffix="." ns2:bullet-char="●" ns2:level="6" ns2:style-name="Bullet_20_Symbols">
        <ns3:list-level-properties ns2:min-label-width="0.25in" ns2:space-before="1.5in"/>
        <ns3:text-properties ns3:font-name="StarSymbol"/>
      </ns2:list-level-style-bullet>
      <ns2:list-level-style-bullet ns3:num-suffix="." ns2:bullet-char="●" ns2:level="7" ns2:style-name="Bullet_20_Symbols">
        <ns3:list-level-properties ns2:min-label-width="0.25in" ns2:space-before="1.75in"/>
        <ns3:text-properties ns3:font-name="StarSymbol"/>
      </ns2:list-level-style-bullet>
      <ns2:list-level-style-bullet ns3:num-suffix="." ns2:bullet-char="●" ns2:level="8" ns2:style-name="Bullet_20_Symbols">
        <ns3:list-level-properties ns2:min-label-width="0.25in" ns2:space-before="2in"/>
        <ns3:text-properties ns3:font-name="StarSymbol"/>
      </ns2:list-level-style-bullet>
      <ns2:list-level-style-bullet ns3:num-suffix="." ns2:bullet-char="●" ns2:level="9" ns2:style-name="Bullet_20_Symbols">
        <ns3:list-level-properties ns2:min-label-width="0.25in" ns2:space-before="2.25in"/>
        <ns3:text-properties ns3:font-name="StarSymbol"/>
      </ns2:list-level-style-bullet>
      <ns2:list-level-style-bullet ns3:num-suffix="." ns2:bullet-char="●" ns2:level="10" ns2:style-name="Bullet_20_Symbols">
        <ns3:list-level-properties ns2:min-label-width="0.25in" ns2:space-before="2.5in"/>
        <ns3:text-properties ns3:font-name="StarSymbol"/>
      </ns2:list-level-style-bullet>
    </ns2:list-style>
    <ns2:list-style xmlns:ns2="urn:oasis:names:tc:opendocument:xmlns:text:1.0" xmlns:ns3="urn:oasis:names:tc:opendocument:xmlns:style:1.0" ns3:name="rststyle-epigraph-enumlist">
      <ns2:list-level-style-number ns3:num-format="1" ns3:num-suffix="." ns2:level="1">
        <ns3:list-level-properties ns2:min-label-width="0.25in" ns2:space-before="0.25in"/>
      </ns2:list-level-style-number>
      <ns2:list-level-style-number ns3:num-format="1" ns3:num-suffix="." ns2:level="2">
        <ns3:list-level-properties ns2:min-label-width="0.25in" ns2:space-before="0.5in"/>
      </ns2:list-level-style-number>
      <ns2:list-level-style-number ns3:num-format="1" ns3:num-suffix="." ns2:level="3">
        <ns3:list-level-properties ns2:min-label-width="0.25in" ns2:space-before="0.75in"/>
      </ns2:list-level-style-number>
      <ns2:list-level-style-number ns3:num-format="1" ns3:num-suffix="." ns2:level="4">
        <ns3:list-level-properties ns2:min-label-width="0.25in" ns2:space-before="1in"/>
      </ns2:list-level-style-number>
      <ns2:list-level-style-number ns3:num-format="1" ns3:num-suffix="." ns2:level="5">
        <ns3:list-level-properties ns2:min-label-width="0.25in" ns2:space-before="1.25in"/>
      </ns2:list-level-style-number>
      <ns2:list-level-style-number ns3:num-format="1" ns3:num-suffix="." ns2:level="6">
        <ns3:list-level-properties ns2:min-label-width="0.25in" ns2:space-before="1.5in"/>
      </ns2:list-level-style-number>
      <ns2:list-level-style-number ns3:num-format="1" ns3:num-suffix="." ns2:level="7">
        <ns3:list-level-properties ns2:min-label-width="0.25in" ns2:space-before="1.75in"/>
      </ns2:list-level-style-number>
      <ns2:list-level-style-number ns3:num-format="1" ns3:num-suffix="." ns2:level="8">
        <ns3:list-level-properties ns2:min-label-width="0.25in" ns2:space-before="2in"/>
      </ns2:list-level-style-number>
      <ns2:list-level-style-number ns3:num-format="1" ns3:num-suffix="." ns2:level="9">
        <ns3:list-level-properties ns2:min-label-width="0.25in" ns2:space-before="2.25in"/>
      </ns2:list-level-style-number>
      <ns2:list-level-style-number ns3:num-format="1" ns3:num-suffix="." ns2:level="10">
        <ns3:list-level-properties ns2:min-label-width="0.25in" ns2:space-before="2.5in"/>
      </ns2:list-level-style-number>
    </ns2:list-style>
    <ns2:list-style xmlns:ns2="urn:oasis:names:tc:opendocument:xmlns:text:1.0" xmlns:ns3="urn:oasis:names:tc:opendocument:xmlns:style:1.0" ns3:name="rststyle-enumlist-arabic">
      <ns2:list-level-style-number ns3:num-format="1" ns3:num-suffix="." ns2:level="1">
        <ns3:list-level-properties ns2:min-label-width="0.25in" ns2:space-before="0.25in"/>
      </ns2:list-level-style-number>
      <ns2:list-level-style-number ns3:num-format="1" ns3:num-suffix="." ns2:level="2">
        <ns3:list-level-properties ns2:min-label-width="0.25in" ns2:space-before="0.5in"/>
      </ns2:list-level-style-number>
      <ns2:list-level-style-number ns3:num-format="1" ns3:num-suffix="." ns2:level="3">
        <ns3:list-level-properties ns2:min-label-width="0.25in" ns2:space-before="0.75in"/>
      </ns2:list-level-style-number>
      <ns2:list-level-style-number ns3:num-format="1" ns3:num-suffix="." ns2:level="4">
        <ns3:list-level-properties ns2:min-label-width="0.25in" ns2:space-before="1in"/>
      </ns2:list-level-style-number>
      <ns2:list-level-style-number ns3:num-format="1" ns3:num-suffix="." ns2:level="5">
        <ns3:list-level-properties ns2:min-label-width="0.25in" ns2:space-before="1.25in"/>
      </ns2:list-level-style-number>
      <ns2:list-level-style-number ns3:num-format="1" ns3:num-suffix="." ns2:level="6">
        <ns3:list-level-properties ns2:min-label-width="0.25in" ns2:space-before="1.5in"/>
      </ns2:list-level-style-number>
      <ns2:list-level-style-number ns3:num-format="1" ns3:num-suffix="." ns2:level="7">
        <ns3:list-level-properties ns2:min-label-width="0.25in" ns2:space-before="1.75in"/>
      </ns2:list-level-style-number>
      <ns2:list-level-style-number ns3:num-format="1" ns3:num-suffix="." ns2:level="8">
        <ns3:list-level-properties ns2:min-label-width="0.25in" ns2:space-before="2in"/>
      </ns2:list-level-style-number>
      <ns2:list-level-style-number ns3:num-format="1" ns3:num-suffix="." ns2:level="9">
        <ns3:list-level-properties ns2:min-label-width="0.25in" ns2:space-before="2.25in"/>
      </ns2:list-level-style-number>
      <ns2:list-level-style-number ns3:num-format="1" ns3:num-suffix="." ns2:level="10">
        <ns3:list-level-properties ns2:min-label-width="0.25in" ns2:space-before="2.5in"/>
      </ns2:list-level-style-number>
    </ns2:list-style>
    <ns2:list-style xmlns:ns2="urn:oasis:names:tc:opendocument:xmlns:text:1.0" xmlns:ns3="urn:oasis:names:tc:opendocument:xmlns:style:1.0" ns3:name="rststyle-enumlist-loweralpha">
      <ns2:list-level-style-number ns3:num-format="a" ns3:num-suffix=")" ns2:level="1">
        <ns3:list-level-properties ns2:min-label-width="0.25in" ns2:space-before="0.25in"/>
      </ns2:list-level-style-number>
      <ns2:list-level-style-number ns3:num-format="a" ns3:num-suffix=")" ns2:level="2">
        <ns3:list-level-properties ns2:min-label-width="0.25in" ns2:space-before="0.5in"/>
      </ns2:list-level-style-number>
      <ns2:list-level-style-number ns3:num-format="a" ns3:num-suffix=")" ns2:level="3">
        <ns3:list-level-properties ns2:min-label-width="0.25in" ns2:space-before="0.75in"/>
      </ns2:list-level-style-number>
      <ns2:list-level-style-number ns3:num-format="a" ns3:num-suffix=")" ns2:level="4">
        <ns3:list-level-properties ns2:min-label-width="0.25in" ns2:space-before="1in"/>
      </ns2:list-level-style-number>
      <ns2:list-level-style-number ns3:num-format="a" ns3:num-suffix=")" ns2:level="5">
        <ns3:list-level-properties ns2:min-label-width="0.25in" ns2:space-before="1.25in"/>
      </ns2:list-level-style-number>
      <ns2:list-level-style-number ns3:num-format="a" ns3:num-suffix=")" ns2:level="6">
        <ns3:list-level-properties ns2:min-label-width="0.25in" ns2:space-before="1.5in"/>
      </ns2:list-level-style-number>
      <ns2:list-level-style-number ns3:num-format="a" ns3:num-suffix=")" ns2:level="7">
        <ns3:list-level-properties ns2:min-label-width="0.25in" ns2:space-before="1.75in"/>
      </ns2:list-level-style-number>
      <ns2:list-level-style-number ns3:num-format="a" ns3:num-suffix=")" ns2:level="8">
        <ns3:list-level-properties ns2:min-label-width="0.25in" ns2:space-before="2in"/>
      </ns2:list-level-style-number>
      <ns2:list-level-style-number ns3:num-format="a" ns3:num-suffix=")" ns2:level="9">
        <ns3:list-level-properties ns2:min-label-width="0.25in" ns2:space-before="2.25in"/>
      </ns2:list-level-style-number>
      <ns2:list-level-style-number ns3:num-format="a" ns3:num-suffix=")" ns2:level="10">
        <ns3:list-level-properties ns2:min-label-width="0.25in" ns2:space-before="2.5in"/>
      </ns2:list-level-style-number>
    </ns2:list-style>
    <ns2:list-style xmlns:ns2="urn:oasis:names:tc:opendocument:xmlns:text:1.0" xmlns:ns3="urn:oasis:names:tc:opendocument:xmlns:style:1.0" ns3:name="rststyle-enumlist-lowerroman">
      <ns2:list-level-style-number ns3:num-format="i" ns3:num-suffix="." ns2:level="1">
        <ns3:list-level-properties ns2:min-label-width="0.25in" ns2:space-before="0.25in"/>
      </ns2:list-level-style-number>
      <ns2:list-level-style-number ns3:num-format="i" ns3:num-suffix="." ns2:level="2">
        <ns3:list-level-properties ns2:min-label-width="0.25in" ns2:space-before="0.5in"/>
      </ns2:list-level-style-number>
      <ns2:list-level-style-number ns3:num-format="i" ns3:num-suffix="." ns2:level="3">
        <ns3:list-level-properties ns2:min-label-width="0.25in" ns2:space-before="0.75in"/>
      </ns2:list-level-style-number>
      <ns2:list-level-style-number ns3:num-format="i" ns3:num-suffix="." ns2:level="4">
        <ns3:list-level-properties ns2:min-label-width="0.25in" ns2:space-before="1in"/>
      </ns2:list-level-style-number>
      <ns2:list-level-style-number ns3:num-format="i" ns3:num-suffix="." ns2:level="5">
        <ns3:list-level-properties ns2:min-label-width="0.25in" ns2:space-before="1.25in"/>
      </ns2:list-level-style-number>
      <ns2:list-level-style-number ns3:num-format="i" ns3:num-suffix="." ns2:level="6">
        <ns3:list-level-properties ns2:min-label-width="0.25in" ns2:space-before="1.5in"/>
      </ns2:list-level-style-number>
      <ns2:list-level-style-number ns3:num-format="i" ns3:num-suffix="." ns2:level="7">
        <ns3:list-level-properties ns2:min-label-width="0.25in" ns2:space-before="1.75in"/>
      </ns2:list-level-style-number>
      <ns2:list-level-style-number ns3:num-format="i" ns3:num-suffix="." ns2:level="8">
        <ns3:list-level-properties ns2:min-label-width="0.25in" ns2:space-before="2in"/>
      </ns2:list-level-style-number>
      <ns2:list-level-style-number ns3:num-format="i" ns3:num-suffix="." ns2:level="9">
        <ns3:list-level-properties ns2:min-label-width="0.25in" ns2:space-before="2.25in"/>
      </ns2:list-level-style-number>
      <ns2:list-level-style-number ns3:num-format="i" ns3:num-suffix="." ns2:level="10">
        <ns3:list-level-properties ns2:min-label-width="0.25in" ns2:space-before="2.5in"/>
      </ns2:list-level-style-number>
    </ns2:list-style>
    <ns2:list-style xmlns:ns2="urn:oasis:names:tc:opendocument:xmlns:text:1.0" xmlns:ns3="urn:oasis:names:tc:opendocument:xmlns:style:1.0" ns3:name="rststyle-enumlist-upperalpha">
      <ns2:list-level-style-number ns3:num-format="A" ns3:num-suffix=")" ns2:level="1">
        <ns3:list-level-properties ns2:min-label-width="0.25in" ns2:space-before="0.25in"/>
      </ns2:list-level-style-number>
      <ns2:list-level-style-number ns3:num-format="A" ns3:num-suffix=")" ns2:level="2">
        <ns3:list-level-properties ns2:min-label-width="0.25in" ns2:space-before="0.5in"/>
      </ns2:list-level-style-number>
      <ns2:list-level-style-number ns3:num-format="A" ns3:num-suffix=")" ns2:level="3">
        <ns3:list-level-properties ns2:min-label-width="0.25in" ns2:space-before="0.75in"/>
      </ns2:list-level-style-number>
      <ns2:list-level-style-number ns3:num-format="A" ns3:num-suffix=")" ns2:level="4">
        <ns3:list-level-properties ns2:min-label-width="0.25in" ns2:space-before="1in"/>
      </ns2:list-level-style-number>
      <ns2:list-level-style-number ns3:num-format="A" ns3:num-suffix=")" ns2:level="5">
        <ns3:list-level-properties ns2:min-label-width="0.25in" ns2:space-before="1.25in"/>
      </ns2:list-level-style-number>
      <ns2:list-level-style-number ns3:num-format="A" ns3:num-suffix=")" ns2:level="6">
        <ns3:list-level-properties ns2:min-label-width="0.25in" ns2:space-before="1.5in"/>
      </ns2:list-level-style-number>
      <ns2:list-level-style-number ns3:num-format="A" ns3:num-suffix=")" ns2:level="7">
        <ns3:list-level-properties ns2:min-label-width="0.25in" ns2:space-before="1.75in"/>
      </ns2:list-level-style-number>
      <ns2:list-level-style-number ns3:num-format="A" ns3:num-suffix=")" ns2:level="8">
        <ns3:list-level-properties ns2:min-label-width="0.25in" ns2:space-before="2in"/>
      </ns2:list-level-style-number>
      <ns2:list-level-style-number ns3:num-format="A" ns3:num-suffix=")" ns2:level="9">
        <ns3:list-level-properties ns2:min-label-width="0.25in" ns2:space-before="2.25in"/>
      </ns2:list-level-style-number>
      <ns2:list-level-style-number ns3:num-format="A" ns3:num-suffix=")" ns2:level="10">
        <ns3:list-level-properties ns2:min-label-width="0.25in" ns2:space-before="2.5in"/>
      </ns2:list-level-style-number>
    </ns2:list-style>
    <ns2:list-style xmlns:ns2="urn:oasis:names:tc:opendocument:xmlns:text:1.0" xmlns:ns3="urn:oasis:names:tc:opendocument:xmlns:style:1.0" ns3:name="rststyle-enumlist-upperroman">
      <ns2:list-level-style-number ns3:num-format="I" ns3:num-suffix="." ns2:level="1">
        <ns3:list-level-properties ns2:min-label-width="0.25in" ns2:space-before="0.25in"/>
      </ns2:list-level-style-number>
      <ns2:list-level-style-number ns3:num-format="I" ns3:num-suffix="." ns2:level="2">
        <ns3:list-level-properties ns2:min-label-width="0.25in" ns2:space-before="0.5in"/>
      </ns2:list-level-style-number>
      <ns2:list-level-style-number ns3:num-format="I" ns3:num-suffix="." ns2:level="3">
        <ns3:list-level-properties ns2:min-label-width="0.25in" ns2:space-before="0.75in"/>
      </ns2:list-level-style-number>
      <ns2:list-level-style-number ns3:num-format="I" ns3:num-suffix="." ns2:level="4">
        <ns3:list-level-properties ns2:min-label-width="0.25in" ns2:space-before="1in"/>
      </ns2:list-level-style-number>
      <ns2:list-level-style-number ns3:num-format="I" ns3:num-suffix="." ns2:level="5">
        <ns3:list-level-properties ns2:min-label-width="0.25in" ns2:space-before="1.25in"/>
      </ns2:list-level-style-number>
      <ns2:list-level-style-number ns3:num-format="I" ns3:num-suffix="." ns2:level="6">
        <ns3:list-level-properties ns2:min-label-width="0.25in" ns2:space-before="1.5in"/>
      </ns2:list-level-style-number>
      <ns2:list-level-style-number ns3:num-format="I" ns3:num-suffix="." ns2:level="7">
        <ns3:list-level-properties ns2:min-label-width="0.25in" ns2:space-before="1.75in"/>
      </ns2:list-level-style-number>
      <ns2:list-level-style-number ns3:num-format="I" ns3:num-suffix="." ns2:level="8">
        <ns3:list-level-properties ns2:min-label-width="0.25in" ns2:space-before="2in"/>
      </ns2:list-level-style-number>
      <ns2:list-level-style-number ns3:num-format="I" ns3:num-suffix="." ns2:level="9">
        <ns3:list-level-properties ns2:min-label-width="0.25in" ns2:space-before="2.25in"/>
      </ns2:list-level-style-number>
      <ns2:list-level-style-number ns3:num-format="I" ns3:num-suffix="." ns2:level="10">
        <ns3:list-level-properties ns2:min-label-width="0.25in" ns2:space-before="2.5in"/>
      </ns2:list-level-style-number>
    </ns2:list-style>
    <ns2:notes-configuration xmlns:ns2="urn:oasis:names:tc:opendocument:xmlns:text:1.0" xmlns:ns3="urn:oasis:names:tc:opendocument:xmlns:style:1.0" ns3:num-format="1" ns2:footnotes-position="page" ns2:note-class="footnote" ns2:start-numbering-at="document" ns2:start-value="0"/>
    <ns2:notes-configuration xmlns:ns2="urn:oasis:names:tc:opendocument:xmlns:text:1.0" xmlns:ns3="urn:oasis:names:tc:opendocument:xmlns:style:1.0" ns3:num-format="i" ns2:note-class="endnote" ns2:start-value="0"/>
    <ns2:linenumbering-configuration xmlns:ns2="urn:oasis:names:tc:opendocument:xmlns:text:1.0" xmlns:ns3="urn:oasis:names:tc:opendocument:xmlns:style:1.0" ns3:num-format="1" ns2:increment="5" ns2:number-lines="false" ns2:number-position="left" ns2:offset="0.1965in"/>
  </ns0:styles>
  <ns0:automatic-styles>
    <ns2:style xmlns:ns2="urn:oasis:names:tc:opendocument:xmlns:style:1.0" ns2:family="paragraph" ns2:name="MP1" ns2:parent-style-name="Footer">
      <ns2:paragraph-properties xmlns:ns3="urn:oasis:names:tc:opendocument:xmlns:xsl-fo-compatible:1.0" ns2:justify-single-word="false" ns3:text-align="center"/>
    </ns2:style>
    <ns2:style xmlns:ns2="urn:oasis:names:tc:opendocument:xmlns:style:1.0" ns2:family="paragraph" ns2:name="MP2" ns2:parent-style-name="Header">
      <ns2:paragraph-properties xmlns:ns3="urn:oasis:names:tc:opendocument:xmlns:xsl-fo-compatible:1.0" ns2:justify-single-word="false" ns3:text-align="center"/>
    </ns2:style>
    <ns2:page-layout xmlns:ns2="urn:oasis:names:tc:opendocument:xmlns:style:1.0" ns2:name="Mpm1">
      <ns2:page-layout-properties xmlns:ns3="urn:oasis:names:tc:opendocument:xmlns:xsl-fo-compatible:1.0" ns2:footnote-max-height="0in" ns2:num-format="1" ns2:print-orientation="portrait" ns2:writing-mode="lr-tb" ns3:margin-bottom="1in" ns3:margin-left="1.25in" ns3:margin-right="1.25in" ns3:margin-top="1in" ns3:page-height="11in" ns3:page-width="8.5in">
        <ns2:footnote-sep ns2:adjustment="left" ns2:color="#000000" ns2:distance-after-sep="0.0398in" ns2:distance-before-sep="0.0398in" ns2:rel-width="25%" ns2:width="0.0071in"/>
      </ns2:page-layout-properties>
      <ns2:header-style/>
      <ns2:footer-style/>
    </ns2:page-layout>
    <ns2:page-layout xmlns:ns2="urn:oasis:names:tc:opendocument:xmlns:style:1.0" ns2:name="Mpm2">
      <ns2:page-layout-properties xmlns:ns3="urn:oasis:names:tc:opendocument:xmlns:xsl-fo-compatible:1.0" ns2:footnote-max-height="0in" ns2:num-format="1" ns2:print-orientation="portrait" ns2:writing-mode="lr-tb" ns3:margin-bottom="1in" ns3:margin-left="1.25in" ns3:margin-right="1.25in" ns3:margin-top="1in" ns3:page-height="11in" ns3:page-width="8.5in">
        <ns2:footnote-sep ns2:adjustment="left" ns2:color="#000000" ns2:distance-after-sep="0.0398in" ns2:distance-before-sep="0.0398in" ns2:rel-width="25%" ns2:width="0.0071in"/>
      </ns2:page-layout-properties>
      <ns2:header-style/>
      <ns2:footer-style>
        <ns2:header-footer-properties xmlns:ns3="urn:oasis:names:tc:opendocument:xmlns:xsl-fo-compatible:1.0" ns3:margin-left="0in" ns3:margin-right="0in" ns3:margin-top="0.1965in" ns3:min-height="0in"/>
      </ns2:footer-style>
    </ns2:page-layout>
    <ns2:page-layout xmlns:ns2="urn:oasis:names:tc:opendocument:xmlns:style:1.0" ns2:name="Mpm3">
      <ns2:page-layout-properties xmlns:ns3="urn:oasis:names:tc:opendocument:xmlns:xsl-fo-compatible:1.0" ns2:footnote-max-height="0in" ns2:num-format="1" ns2:print-orientation="portrait" ns2:writing-mode="lr-tb" ns3:margin-bottom="1in" ns3:margin-left="1.25in" ns3:margin-right="1.25in" ns3:margin-top="1in" ns3:page-height="11in" ns3:page-width="8.5in">
        <ns2:footnote-sep ns2:adjustment="left" ns2:color="#000000" ns2:distance-after-sep="0.0398in" ns2:distance-before-sep="0.0398in" ns2:rel-width="25%" ns2:width="0.0071in"/>
      </ns2:page-layout-properties>
      <ns2:header-style>
        <ns2:header-footer-properties xmlns:ns3="urn:oasis:names:tc:opendocument:xmlns:xsl-fo-compatible:1.0" ns3:margin-bottom="0.1965in" ns3:margin-left="0in" ns3:margin-right="0in" ns3:min-height="0in"/>
      </ns2:header-style>
      <ns2:footer-style/>
    </ns2:page-layout>
  </ns0:automatic-styles>
  <ns0:master-styles>
    <ns2:master-page xmlns:ns2="urn:oasis:names:tc:opendocument:xmlns:style:1.0" ns2:name="Standard" ns2:page-layout-name="Mpm1"/>
    <ns2:master-page xmlns:ns2="urn:oasis:names:tc:opendocument:xmlns:style:1.0" ns2:name="rststyle-pagedefault" ns2:page-layout-name="Mpm1"/>
    <ns2:master-page xmlns:ns2="urn:oasis:names:tc:opendocument:xmlns:style:1.0" ns2:name="rststyle-page-bottom" ns2:page-layout-name="Mpm2">
      <ns2:footer>
        <ns3:p xmlns:ns3="urn:oasis:names:tc:opendocument:xmlns:text:1.0" ns3:style-name="MP1">Page <ns3:page-number ns3:select-page="current"/></ns3:p>
      </ns2:footer>
    </ns2:master-page>
    <ns2:master-page xmlns:ns2="urn:oasis:names:tc:opendocument:xmlns:style:1.0" ns2:name="rststyle-page-top" ns2:page-layout-name="Mpm3">
      <ns2:header>
        <ns3:p xmlns:ns3="urn:oasis:names:tc:opendocument:xmlns:text:1.0" ns3:style-name="MP2">Page <ns3:page-number ns3:select-page="current"/></ns3: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0">
  <office:meta>
    <meta:generator>Docutils/rst2odf.py/1.0a</meta:generator>
    <meta:initial-creator>deimos</meta:initial-creator>
    <meta:creation-date>2011-02-26T20:03:19</meta:creation-date>
    <dc:creator>deimos</dc:creator>
    <dc:date>2011-02-26T20:03:19</dc:date>
    <dc:language>en-US</dc:language>
    <meta:editing-cycles>1</meta:editing-cycles>
    <meta:editing-duration>PT00M01S</meta:editing-duration>
    <dc:title>We want you in the Jornadas Regionales de Software Libre!</dc:title>
  </office:meta>
</office:document-meta>
</file>